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95cm"/>
    </style:style>
    <style:style style:name="co3" style:family="table-column">
      <style:table-column-properties fo:break-before="auto" style:column-width="1.08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3.642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2.3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2"/>
    <style:style style:name="ce2" style:family="table-cell" style:parent-style-name="Default" style:data-style-name="N104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 style:data-style-name="N37"/>
    <style:style style:name="ce8" style:family="table-cell" style:parent-style-name="Default" style:data-style-name="N112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1" table:number-columns-repeated="4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T:</text:p>
          </table:table-cell>
          <table:table-cell office:value-type="float" office:value="360">
            <text:p>36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p:</text:p>
          </table:table-cell>
          <table:table-cell office:value-type="float" office:value="15000">
            <text:p>1500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t</text:p>
          </table:table-cell>
          <table:table-cell office:value-type="string">
            <text:p>Fpnd</text:p>
          </table:table-cell>
          <table:table-cell office:value-type="string">
            <text:p>Pnd</text:p>
          </table:table-cell>
          <table:table-cell/>
          <table:table-cell office:value-type="string">
            <text:p>t</text:p>
          </table:table-cell>
          <table:table-cell table:style-name="ce1" office:value-type="string">
            <text:p>Fpnd</text:p>
          </table:table-cell>
          <table:table-cell table:style-name="ce1" office:value-type="string">
            <text:p>Pnd</text:p>
          </table:table-cell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table:formula="of:=([.$C$2]-[.F5])/[.$C$2]" office:value-type="float" office:value="0.997222222222222">
            <text:p>1.00</text:p>
          </table:table-cell>
          <table:table-cell table:style-name="ce2" table:formula="of:=[.$C$3]*[.G5]" office:value-type="currency" office:currency="MXN" office:value="14958.3333333333">
            <text:p>$14,958.33</text:p>
          </table:table-cell>
          <table:table-cell/>
          <table:table-cell office:value-type="float" office:value="1">
            <text:p>1</text:p>
          </table:table-cell>
          <table:table-cell table:style-name="ce1" office:value-type="float" office:value="0.997222222222222">
            <text:p>1.00</text:p>
          </table:table-cell>
          <table:table-cell table:style-name="ce2" table:formula="of:=[.K5]*[.$C$3]" office:value-type="currency" office:currency="MXN" office:value="14958.3333333333">
            <text:p>$14,958.33</text:p>
          </table:table-cell>
        </table:table-row>
        <table:table-row table:style-name="ro1">
          <table:table-cell table:number-columns-repeated="5"/>
          <table:table-cell office:value-type="float" office:value="2">
            <text:p>2</text:p>
          </table:table-cell>
          <table:table-cell table:formula="of:=([.$C$2]-[.F6])/[.$C$2]" office:value-type="float" office:value="0.994444444444444">
            <text:p>0.99</text:p>
          </table:table-cell>
          <table:table-cell table:style-name="ce2" table:formula="of:=[.$C$3]*[.G6]" office:value-type="currency" office:currency="MXN" office:value="14916.6666666667">
            <text:p>$14,916.67</text:p>
          </table:table-cell>
          <table:table-cell/>
          <table:table-cell office:value-type="float" office:value="2">
            <text:p>2</text:p>
          </table:table-cell>
          <table:table-cell table:style-name="ce1" office:value-type="float" office:value="0.994444444444444">
            <text:p>0.99</text:p>
          </table:table-cell>
          <table:table-cell table:style-name="ce2" table:formula="of:=[.K6]*[.$C$3]" office:value-type="currency" office:currency="MXN" office:value="14916.6666666667">
            <text:p>$14,916.67</text:p>
          </table:table-cell>
        </table:table-row>
        <table:table-row table:style-name="ro1">
          <table:table-cell table:number-columns-repeated="5"/>
          <table:table-cell office:value-type="float" office:value="3">
            <text:p>3</text:p>
          </table:table-cell>
          <table:table-cell table:formula="of:=([.$C$2]-[.F7])/[.$C$2]" office:value-type="float" office:value="0.991666666666667">
            <text:p>0.99</text:p>
          </table:table-cell>
          <table:table-cell table:style-name="ce2" table:formula="of:=[.$C$3]*[.G7]" office:value-type="currency" office:currency="MXN" office:value="14875">
            <text:p>$14,875.00</text:p>
          </table:table-cell>
          <table:table-cell/>
          <table:table-cell office:value-type="float" office:value="3">
            <text:p>3</text:p>
          </table:table-cell>
          <table:table-cell table:style-name="ce1" office:value-type="float" office:value="0.991666666666667">
            <text:p>0.99</text:p>
          </table:table-cell>
          <table:table-cell table:style-name="ce2" table:formula="of:=[.K7]*[.$C$3]" office:value-type="currency" office:currency="MXN" office:value="14875">
            <text:p>$14,875.00</text:p>
          </table:table-cell>
        </table:table-row>
        <table:table-row table:style-name="ro1">
          <table:table-cell table:number-columns-repeated="5"/>
          <table:table-cell office:value-type="float" office:value="4">
            <text:p>4</text:p>
          </table:table-cell>
          <table:table-cell table:formula="of:=([.$C$2]-[.F8])/[.$C$2]" office:value-type="float" office:value="0.988888888888889">
            <text:p>0.99</text:p>
          </table:table-cell>
          <table:table-cell table:style-name="ce2" table:formula="of:=[.$C$3]*[.G8]" office:value-type="currency" office:currency="MXN" office:value="14833.3333333333">
            <text:p>$14,833.33</text:p>
          </table:table-cell>
          <table:table-cell/>
          <table:table-cell office:value-type="float" office:value="4">
            <text:p>4</text:p>
          </table:table-cell>
          <table:table-cell table:style-name="ce1" office:value-type="float" office:value="0.988888888888889">
            <text:p>0.99</text:p>
          </table:table-cell>
          <table:table-cell table:style-name="ce2" table:formula="of:=[.K8]*[.$C$3]" office:value-type="currency" office:currency="MXN" office:value="14833.3333333333">
            <text:p>$14,833.33</text:p>
          </table:table-cell>
        </table:table-row>
        <table:table-row table:style-name="ro1">
          <table:table-cell table:number-columns-repeated="5"/>
          <table:table-cell office:value-type="float" office:value="5">
            <text:p>5</text:p>
          </table:table-cell>
          <table:table-cell table:formula="of:=([.$C$2]-[.F9])/[.$C$2]" office:value-type="float" office:value="0.986111111111111">
            <text:p>0.99</text:p>
          </table:table-cell>
          <table:table-cell table:style-name="ce2" table:formula="of:=[.$C$3]*[.G9]" office:value-type="currency" office:currency="MXN" office:value="14791.6666666667">
            <text:p>$14,791.67</text:p>
          </table:table-cell>
          <table:table-cell/>
          <table:table-cell office:value-type="float" office:value="5">
            <text:p>5</text:p>
          </table:table-cell>
          <table:table-cell table:style-name="ce1" office:value-type="float" office:value="0.986111111111111">
            <text:p>0.99</text:p>
          </table:table-cell>
          <table:table-cell table:style-name="ce2" table:formula="of:=[.K9]*[.$C$3]" office:value-type="currency" office:currency="MXN" office:value="14791.6666666667">
            <text:p>$14,791.67</text:p>
          </table:table-cell>
        </table:table-row>
        <table:table-row table:style-name="ro1">
          <table:table-cell table:number-columns-repeated="5"/>
          <table:table-cell office:value-type="float" office:value="6">
            <text:p>6</text:p>
          </table:table-cell>
          <table:table-cell table:formula="of:=([.$C$2]-[.F10])/[.$C$2]" office:value-type="float" office:value="0.983333333333333">
            <text:p>0.98</text:p>
          </table:table-cell>
          <table:table-cell table:style-name="ce2" table:formula="of:=[.$C$3]*[.G10]" office:value-type="currency" office:currency="MXN" office:value="14750">
            <text:p>$14,750.00</text:p>
          </table:table-cell>
          <table:table-cell/>
          <table:table-cell table:style-name="ce3" office:value-type="string">
            <text:p>...</text:p>
          </table:table-cell>
          <table:table-cell table:style-name="ce4" office:value-type="string">
            <text:p>...</text:p>
          </table:table-cell>
          <table:table-cell table:style-name="ce5" office:value-type="string">
            <text:p>...</text:p>
          </table:table-cell>
        </table:table-row>
        <table:table-row table:style-name="ro1">
          <table:table-cell table:number-columns-repeated="5"/>
          <table:table-cell office:value-type="float" office:value="7">
            <text:p>7</text:p>
          </table:table-cell>
          <table:table-cell table:formula="of:=([.$C$2]-[.F11])/[.$C$2]" office:value-type="float" office:value="0.980555555555556">
            <text:p>0.98</text:p>
          </table:table-cell>
          <table:table-cell table:style-name="ce2" table:formula="of:=[.$C$3]*[.G11]" office:value-type="currency" office:currency="MXN" office:value="14708.3333333333">
            <text:p>$14,708.33</text:p>
          </table:table-cell>
          <table:table-cell/>
          <table:table-cell office:value-type="float" office:value="356">
            <text:p>356</text:p>
          </table:table-cell>
          <table:table-cell table:style-name="ce1" office:value-type="float" office:value="0.0111111111111111">
            <text:p>0.01</text:p>
          </table:table-cell>
          <table:table-cell table:style-name="ce2" table:formula="of:=[.K11]*[.$C$3]" office:value-type="currency" office:currency="MXN" office:value="166.666666666667">
            <text:p>$166.67</text:p>
          </table:table-cell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table:formula="of:=([.$C$2]-[.F12])/[.$C$2]" office:value-type="float" office:value="0.977777777777778">
            <text:p>0.98</text:p>
          </table:table-cell>
          <table:table-cell table:style-name="ce2" table:formula="of:=[.$C$3]*[.G12]" office:value-type="currency" office:currency="MXN" office:value="14666.6666666667">
            <text:p>$14,666.67</text:p>
          </table:table-cell>
          <table:table-cell/>
          <table:table-cell office:value-type="float" office:value="357">
            <text:p>357</text:p>
          </table:table-cell>
          <table:table-cell table:style-name="ce1" office:value-type="float" office:value="0.00833333333333333">
            <text:p>0.01</text:p>
          </table:table-cell>
          <table:table-cell table:style-name="ce2" table:formula="of:=[.K12]*[.$C$3]" office:value-type="currency" office:currency="MXN" office:value="125">
            <text:p>$125.00</text:p>
          </table:table-cell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table:formula="of:=([.$C$2]-[.F13])/[.$C$2]" office:value-type="float" office:value="0.975">
            <text:p>0.98</text:p>
          </table:table-cell>
          <table:table-cell table:style-name="ce2" table:formula="of:=[.$C$3]*[.G13]" office:value-type="currency" office:currency="MXN" office:value="14625">
            <text:p>$14,625.00</text:p>
          </table:table-cell>
          <table:table-cell/>
          <table:table-cell office:value-type="float" office:value="358">
            <text:p>358</text:p>
          </table:table-cell>
          <table:table-cell table:style-name="ce1" office:value-type="float" office:value="0.00555555555555556">
            <text:p>0.01</text:p>
          </table:table-cell>
          <table:table-cell table:style-name="ce2" table:formula="of:=[.K13]*[.$C$3]" office:value-type="currency" office:currency="MXN" office:value="83.3333333333334">
            <text:p>$83.33</text:p>
          </table:table-cell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table:formula="of:=([.$C$2]-[.F14])/[.$C$2]" office:value-type="float" office:value="0.972222222222222">
            <text:p>0.97</text:p>
          </table:table-cell>
          <table:table-cell table:style-name="ce2" table:formula="of:=[.$C$3]*[.G14]" office:value-type="currency" office:currency="MXN" office:value="14583.3333333333">
            <text:p>$14,583.33</text:p>
          </table:table-cell>
          <table:table-cell/>
          <table:table-cell office:value-type="float" office:value="359">
            <text:p>359</text:p>
          </table:table-cell>
          <table:table-cell table:style-name="ce1" office:value-type="float" office:value="0.00277777777777778">
            <text:p>0.00</text:p>
          </table:table-cell>
          <table:table-cell table:style-name="ce2" table:formula="of:=[.K14]*[.$C$3]" office:value-type="currency" office:currency="MXN" office:value="41.6666666666667">
            <text:p>$41.67</text:p>
          </table:table-cell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table:formula="of:=([.$C$2]-[.F15])/[.$C$2]" office:value-type="float" office:value="0.969444444444444">
            <text:p>0.97</text:p>
          </table:table-cell>
          <table:table-cell table:style-name="ce2" table:formula="of:=[.$C$3]*[.G15]" office:value-type="currency" office:currency="MXN" office:value="14541.6666666667">
            <text:p>$14,541.67</text:p>
          </table:table-cell>
          <table:table-cell/>
          <table:table-cell office:value-type="float" office:value="360">
            <text:p>360</text:p>
          </table:table-cell>
          <table:table-cell table:style-name="ce1" office:value-type="float" office:value="0">
            <text:p>0.00</text:p>
          </table:table-cell>
          <table:table-cell table:style-name="ce2" table:formula="of:=[.K15]*[.$C$3]" office:value-type="currency" office:currency="MXN" office:value="0">
            <text:p>$0.00</text:p>
          </table:table-cell>
        </table:table-row>
        <table:table-row table:style-name="ro1">
          <table:table-cell table:number-columns-repeated="5"/>
          <table:table-cell office:value-type="float" office:value="12">
            <text:p>12</text:p>
          </table:table-cell>
          <table:table-cell table:formula="of:=([.$C$2]-[.F16])/[.$C$2]" office:value-type="float" office:value="0.966666666666667">
            <text:p>0.97</text:p>
          </table:table-cell>
          <table:table-cell table:style-name="ce2" table:formula="of:=[.$C$3]*[.G16]" office:value-type="currency" office:currency="MXN" office:value="14500">
            <text:p>$14,50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table:formula="of:=([.$C$2]-[.F17])/[.$C$2]" office:value-type="float" office:value="0.963888888888889">
            <text:p>0.96</text:p>
          </table:table-cell>
          <table:table-cell table:style-name="ce2" table:formula="of:=[.$C$3]*[.G17]" office:value-type="currency" office:currency="MXN" office:value="14458.3333333333">
            <text:p>$14,45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table:formula="of:=([.$C$2]-[.F18])/[.$C$2]" office:value-type="float" office:value="0.961111111111111">
            <text:p>0.96</text:p>
          </table:table-cell>
          <table:table-cell table:style-name="ce2" table:formula="of:=[.$C$3]*[.G18]" office:value-type="currency" office:currency="MXN" office:value="14416.6666666667">
            <text:p>$14,41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5">
            <text:p>15</text:p>
          </table:table-cell>
          <table:table-cell table:formula="of:=([.$C$2]-[.F19])/[.$C$2]" office:value-type="float" office:value="0.958333333333333">
            <text:p>0.96</text:p>
          </table:table-cell>
          <table:table-cell table:style-name="ce2" table:formula="of:=[.$C$3]*[.G19]" office:value-type="currency" office:currency="MXN" office:value="14375">
            <text:p>$14,37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6">
            <text:p>16</text:p>
          </table:table-cell>
          <table:table-cell table:formula="of:=([.$C$2]-[.F20])/[.$C$2]" office:value-type="float" office:value="0.955555555555556">
            <text:p>0.96</text:p>
          </table:table-cell>
          <table:table-cell table:style-name="ce2" table:formula="of:=[.$C$3]*[.G20]" office:value-type="currency" office:currency="MXN" office:value="14333.3333333333">
            <text:p>$14,33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7">
            <text:p>17</text:p>
          </table:table-cell>
          <table:table-cell table:formula="of:=([.$C$2]-[.F21])/[.$C$2]" office:value-type="float" office:value="0.952777777777778">
            <text:p>0.95</text:p>
          </table:table-cell>
          <table:table-cell table:style-name="ce2" table:formula="of:=[.$C$3]*[.G21]" office:value-type="currency" office:currency="MXN" office:value="14291.6666666667">
            <text:p>$14,29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8">
            <text:p>18</text:p>
          </table:table-cell>
          <table:table-cell table:formula="of:=([.$C$2]-[.F22])/[.$C$2]" office:value-type="float" office:value="0.95">
            <text:p>0.95</text:p>
          </table:table-cell>
          <table:table-cell table:style-name="ce2" table:formula="of:=[.$C$3]*[.G22]" office:value-type="currency" office:currency="MXN" office:value="14250">
            <text:p>$14,25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9">
            <text:p>19</text:p>
          </table:table-cell>
          <table:table-cell table:formula="of:=([.$C$2]-[.F23])/[.$C$2]" office:value-type="float" office:value="0.947222222222222">
            <text:p>0.95</text:p>
          </table:table-cell>
          <table:table-cell table:style-name="ce2" table:formula="of:=[.$C$3]*[.G23]" office:value-type="currency" office:currency="MXN" office:value="14208.3333333333">
            <text:p>$14,20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0">
            <text:p>20</text:p>
          </table:table-cell>
          <table:table-cell table:formula="of:=([.$C$2]-[.F24])/[.$C$2]" office:value-type="float" office:value="0.944444444444444">
            <text:p>0.94</text:p>
          </table:table-cell>
          <table:table-cell table:style-name="ce2" table:formula="of:=[.$C$3]*[.G24]" office:value-type="currency" office:currency="MXN" office:value="14166.6666666667">
            <text:p>$14,16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1">
            <text:p>21</text:p>
          </table:table-cell>
          <table:table-cell table:formula="of:=([.$C$2]-[.F25])/[.$C$2]" office:value-type="float" office:value="0.941666666666667">
            <text:p>0.94</text:p>
          </table:table-cell>
          <table:table-cell table:style-name="ce2" table:formula="of:=[.$C$3]*[.G25]" office:value-type="currency" office:currency="MXN" office:value="14125">
            <text:p>$14,12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2">
            <text:p>22</text:p>
          </table:table-cell>
          <table:table-cell table:formula="of:=([.$C$2]-[.F26])/[.$C$2]" office:value-type="float" office:value="0.938888888888889">
            <text:p>0.94</text:p>
          </table:table-cell>
          <table:table-cell table:style-name="ce2" table:formula="of:=[.$C$3]*[.G26]" office:value-type="currency" office:currency="MXN" office:value="14083.3333333333">
            <text:p>$14,08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3">
            <text:p>23</text:p>
          </table:table-cell>
          <table:table-cell table:formula="of:=([.$C$2]-[.F27])/[.$C$2]" office:value-type="float" office:value="0.936111111111111">
            <text:p>0.94</text:p>
          </table:table-cell>
          <table:table-cell table:style-name="ce2" table:formula="of:=[.$C$3]*[.G27]" office:value-type="currency" office:currency="MXN" office:value="14041.6666666667">
            <text:p>$14,04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4">
            <text:p>24</text:p>
          </table:table-cell>
          <table:table-cell table:formula="of:=([.$C$2]-[.F28])/[.$C$2]" office:value-type="float" office:value="0.933333333333333">
            <text:p>0.93</text:p>
          </table:table-cell>
          <table:table-cell table:style-name="ce2" table:formula="of:=[.$C$3]*[.G28]" office:value-type="currency" office:currency="MXN" office:value="14000">
            <text:p>$14,00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5">
            <text:p>25</text:p>
          </table:table-cell>
          <table:table-cell table:formula="of:=([.$C$2]-[.F29])/[.$C$2]" office:value-type="float" office:value="0.930555555555556">
            <text:p>0.93</text:p>
          </table:table-cell>
          <table:table-cell table:style-name="ce2" table:formula="of:=[.$C$3]*[.G29]" office:value-type="currency" office:currency="MXN" office:value="13958.3333333333">
            <text:p>$13,95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6">
            <text:p>26</text:p>
          </table:table-cell>
          <table:table-cell table:formula="of:=([.$C$2]-[.F30])/[.$C$2]" office:value-type="float" office:value="0.927777777777778">
            <text:p>0.93</text:p>
          </table:table-cell>
          <table:table-cell table:style-name="ce2" table:formula="of:=[.$C$3]*[.G30]" office:value-type="currency" office:currency="MXN" office:value="13916.6666666667">
            <text:p>$13,91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7">
            <text:p>27</text:p>
          </table:table-cell>
          <table:table-cell table:formula="of:=([.$C$2]-[.F31])/[.$C$2]" office:value-type="float" office:value="0.925">
            <text:p>0.93</text:p>
          </table:table-cell>
          <table:table-cell table:style-name="ce2" table:formula="of:=[.$C$3]*[.G31]" office:value-type="currency" office:currency="MXN" office:value="13875">
            <text:p>$13,87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8">
            <text:p>28</text:p>
          </table:table-cell>
          <table:table-cell table:formula="of:=([.$C$2]-[.F32])/[.$C$2]" office:value-type="float" office:value="0.922222222222222">
            <text:p>0.92</text:p>
          </table:table-cell>
          <table:table-cell table:style-name="ce2" table:formula="of:=[.$C$3]*[.G32]" office:value-type="currency" office:currency="MXN" office:value="13833.3333333333">
            <text:p>$13,83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9">
            <text:p>29</text:p>
          </table:table-cell>
          <table:table-cell table:formula="of:=([.$C$2]-[.F33])/[.$C$2]" office:value-type="float" office:value="0.919444444444444">
            <text:p>0.92</text:p>
          </table:table-cell>
          <table:table-cell table:style-name="ce2" table:formula="of:=[.$C$3]*[.G33]" office:value-type="currency" office:currency="MXN" office:value="13791.6666666667">
            <text:p>$13,79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0">
            <text:p>30</text:p>
          </table:table-cell>
          <table:table-cell table:formula="of:=([.$C$2]-[.F34])/[.$C$2]" office:value-type="float" office:value="0.916666666666667">
            <text:p>0.92</text:p>
          </table:table-cell>
          <table:table-cell table:style-name="ce2" table:formula="of:=[.$C$3]*[.G34]" office:value-type="currency" office:currency="MXN" office:value="13750">
            <text:p>$13,75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1">
            <text:p>31</text:p>
          </table:table-cell>
          <table:table-cell table:formula="of:=([.$C$2]-[.F35])/[.$C$2]" office:value-type="float" office:value="0.913888888888889">
            <text:p>0.91</text:p>
          </table:table-cell>
          <table:table-cell table:style-name="ce2" table:formula="of:=[.$C$3]*[.G35]" office:value-type="currency" office:currency="MXN" office:value="13708.3333333333">
            <text:p>$13,70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2">
            <text:p>32</text:p>
          </table:table-cell>
          <table:table-cell table:formula="of:=([.$C$2]-[.F36])/[.$C$2]" office:value-type="float" office:value="0.911111111111111">
            <text:p>0.91</text:p>
          </table:table-cell>
          <table:table-cell table:style-name="ce2" table:formula="of:=[.$C$3]*[.G36]" office:value-type="currency" office:currency="MXN" office:value="13666.6666666667">
            <text:p>$13,66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3">
            <text:p>33</text:p>
          </table:table-cell>
          <table:table-cell table:formula="of:=([.$C$2]-[.F37])/[.$C$2]" office:value-type="float" office:value="0.908333333333333">
            <text:p>0.91</text:p>
          </table:table-cell>
          <table:table-cell table:style-name="ce2" table:formula="of:=[.$C$3]*[.G37]" office:value-type="currency" office:currency="MXN" office:value="13625">
            <text:p>$13,62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4">
            <text:p>34</text:p>
          </table:table-cell>
          <table:table-cell table:formula="of:=([.$C$2]-[.F38])/[.$C$2]" office:value-type="float" office:value="0.905555555555556">
            <text:p>0.91</text:p>
          </table:table-cell>
          <table:table-cell table:style-name="ce2" table:formula="of:=[.$C$3]*[.G38]" office:value-type="currency" office:currency="MXN" office:value="13583.3333333333">
            <text:p>$13,58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5">
            <text:p>35</text:p>
          </table:table-cell>
          <table:table-cell table:formula="of:=([.$C$2]-[.F39])/[.$C$2]" office:value-type="float" office:value="0.902777777777778">
            <text:p>0.90</text:p>
          </table:table-cell>
          <table:table-cell table:style-name="ce2" table:formula="of:=[.$C$3]*[.G39]" office:value-type="currency" office:currency="MXN" office:value="13541.6666666667">
            <text:p>$13,54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6">
            <text:p>36</text:p>
          </table:table-cell>
          <table:table-cell table:formula="of:=([.$C$2]-[.F40])/[.$C$2]" office:value-type="float" office:value="0.9">
            <text:p>0.90</text:p>
          </table:table-cell>
          <table:table-cell table:style-name="ce2" table:formula="of:=[.$C$3]*[.G40]" office:value-type="currency" office:currency="MXN" office:value="13500">
            <text:p>$13,50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7">
            <text:p>37</text:p>
          </table:table-cell>
          <table:table-cell table:formula="of:=([.$C$2]-[.F41])/[.$C$2]" office:value-type="float" office:value="0.897222222222222">
            <text:p>0.90</text:p>
          </table:table-cell>
          <table:table-cell table:style-name="ce2" table:formula="of:=[.$C$3]*[.G41]" office:value-type="currency" office:currency="MXN" office:value="13458.3333333333">
            <text:p>$13,45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8">
            <text:p>38</text:p>
          </table:table-cell>
          <table:table-cell table:formula="of:=([.$C$2]-[.F42])/[.$C$2]" office:value-type="float" office:value="0.894444444444444">
            <text:p>0.89</text:p>
          </table:table-cell>
          <table:table-cell table:style-name="ce2" table:formula="of:=[.$C$3]*[.G42]" office:value-type="currency" office:currency="MXN" office:value="13416.6666666667">
            <text:p>$13,41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9">
            <text:p>39</text:p>
          </table:table-cell>
          <table:table-cell table:formula="of:=([.$C$2]-[.F43])/[.$C$2]" office:value-type="float" office:value="0.891666666666667">
            <text:p>0.89</text:p>
          </table:table-cell>
          <table:table-cell table:style-name="ce2" table:formula="of:=[.$C$3]*[.G43]" office:value-type="currency" office:currency="MXN" office:value="13375">
            <text:p>$13,37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40">
            <text:p>40</text:p>
          </table:table-cell>
          <table:table-cell table:formula="of:=([.$C$2]-[.F44])/[.$C$2]" office:value-type="float" office:value="0.888888888888889">
            <text:p>0.89</text:p>
          </table:table-cell>
          <table:table-cell table:style-name="ce2" table:formula="of:=[.$C$3]*[.G44]" office:value-type="currency" office:currency="MXN" office:value="13333.3333333333">
            <text:p>$13,33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41">
            <text:p>41</text:p>
          </table:table-cell>
          <table:table-cell table:formula="of:=([.$C$2]-[.F45])/[.$C$2]" office:value-type="float" office:value="0.886111111111111">
            <text:p>0.89</text:p>
          </table:table-cell>
          <table:table-cell table:style-name="ce2" table:formula="of:=[.$C$3]*[.G45]" office:value-type="currency" office:currency="MXN" office:value="13291.6666666667">
            <text:p>$13,29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42">
            <text:p>42</text:p>
          </table:table-cell>
          <table:table-cell table:formula="of:=([.$C$2]-[.F46])/[.$C$2]" office:value-type="float" office:value="0.883333333333333">
            <text:p>0.88</text:p>
          </table:table-cell>
          <table:table-cell table:style-name="ce2" table:formula="of:=[.$C$3]*[.G46]" office:value-type="currency" office:currency="MXN" office:value="13250">
            <text:p>$13,25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43">
            <text:p>43</text:p>
          </table:table-cell>
          <table:table-cell table:formula="of:=([.$C$2]-[.F47])/[.$C$2]" office:value-type="float" office:value="0.880555555555556">
            <text:p>0.88</text:p>
          </table:table-cell>
          <table:table-cell table:style-name="ce2" table:formula="of:=[.$C$3]*[.G47]" office:value-type="currency" office:currency="MXN" office:value="13208.3333333333">
            <text:p>$13,20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44">
            <text:p>44</text:p>
          </table:table-cell>
          <table:table-cell table:formula="of:=([.$C$2]-[.F48])/[.$C$2]" office:value-type="float" office:value="0.877777777777778">
            <text:p>0.88</text:p>
          </table:table-cell>
          <table:table-cell table:style-name="ce2" table:formula="of:=[.$C$3]*[.G48]" office:value-type="currency" office:currency="MXN" office:value="13166.6666666667">
            <text:p>$13,16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45">
            <text:p>45</text:p>
          </table:table-cell>
          <table:table-cell table:formula="of:=([.$C$2]-[.F49])/[.$C$2]" office:value-type="float" office:value="0.875">
            <text:p>0.88</text:p>
          </table:table-cell>
          <table:table-cell table:style-name="ce2" table:formula="of:=[.$C$3]*[.G49]" office:value-type="currency" office:currency="MXN" office:value="13125">
            <text:p>$13,12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46">
            <text:p>46</text:p>
          </table:table-cell>
          <table:table-cell table:formula="of:=([.$C$2]-[.F50])/[.$C$2]" office:value-type="float" office:value="0.872222222222222">
            <text:p>0.87</text:p>
          </table:table-cell>
          <table:table-cell table:style-name="ce2" table:formula="of:=[.$C$3]*[.G50]" office:value-type="currency" office:currency="MXN" office:value="13083.3333333333">
            <text:p>$13,08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47">
            <text:p>47</text:p>
          </table:table-cell>
          <table:table-cell table:formula="of:=([.$C$2]-[.F51])/[.$C$2]" office:value-type="float" office:value="0.869444444444444">
            <text:p>0.87</text:p>
          </table:table-cell>
          <table:table-cell table:style-name="ce2" table:formula="of:=[.$C$3]*[.G51]" office:value-type="currency" office:currency="MXN" office:value="13041.6666666667">
            <text:p>$13,04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48">
            <text:p>48</text:p>
          </table:table-cell>
          <table:table-cell table:formula="of:=([.$C$2]-[.F52])/[.$C$2]" office:value-type="float" office:value="0.866666666666667">
            <text:p>0.87</text:p>
          </table:table-cell>
          <table:table-cell table:style-name="ce2" table:formula="of:=[.$C$3]*[.G52]" office:value-type="currency" office:currency="MXN" office:value="13000">
            <text:p>$13,00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49">
            <text:p>49</text:p>
          </table:table-cell>
          <table:table-cell table:formula="of:=([.$C$2]-[.F53])/[.$C$2]" office:value-type="float" office:value="0.863888888888889">
            <text:p>0.86</text:p>
          </table:table-cell>
          <table:table-cell table:style-name="ce2" table:formula="of:=[.$C$3]*[.G53]" office:value-type="currency" office:currency="MXN" office:value="12958.3333333333">
            <text:p>$12,95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50">
            <text:p>50</text:p>
          </table:table-cell>
          <table:table-cell table:formula="of:=([.$C$2]-[.F54])/[.$C$2]" office:value-type="float" office:value="0.861111111111111">
            <text:p>0.86</text:p>
          </table:table-cell>
          <table:table-cell table:style-name="ce2" table:formula="of:=[.$C$3]*[.G54]" office:value-type="currency" office:currency="MXN" office:value="12916.6666666667">
            <text:p>$12,91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51">
            <text:p>51</text:p>
          </table:table-cell>
          <table:table-cell table:formula="of:=([.$C$2]-[.F55])/[.$C$2]" office:value-type="float" office:value="0.858333333333333">
            <text:p>0.86</text:p>
          </table:table-cell>
          <table:table-cell table:style-name="ce2" table:formula="of:=[.$C$3]*[.G55]" office:value-type="currency" office:currency="MXN" office:value="12875">
            <text:p>$12,87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52">
            <text:p>52</text:p>
          </table:table-cell>
          <table:table-cell table:formula="of:=([.$C$2]-[.F56])/[.$C$2]" office:value-type="float" office:value="0.855555555555556">
            <text:p>0.86</text:p>
          </table:table-cell>
          <table:table-cell table:style-name="ce2" table:formula="of:=[.$C$3]*[.G56]" office:value-type="currency" office:currency="MXN" office:value="12833.3333333333">
            <text:p>$12,83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53">
            <text:p>53</text:p>
          </table:table-cell>
          <table:table-cell table:formula="of:=([.$C$2]-[.F57])/[.$C$2]" office:value-type="float" office:value="0.852777777777778">
            <text:p>0.85</text:p>
          </table:table-cell>
          <table:table-cell table:style-name="ce2" table:formula="of:=[.$C$3]*[.G57]" office:value-type="currency" office:currency="MXN" office:value="12791.6666666667">
            <text:p>$12,79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54">
            <text:p>54</text:p>
          </table:table-cell>
          <table:table-cell table:formula="of:=([.$C$2]-[.F58])/[.$C$2]" office:value-type="float" office:value="0.85">
            <text:p>0.85</text:p>
          </table:table-cell>
          <table:table-cell table:style-name="ce2" table:formula="of:=[.$C$3]*[.G58]" office:value-type="currency" office:currency="MXN" office:value="12750">
            <text:p>$12,75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55">
            <text:p>55</text:p>
          </table:table-cell>
          <table:table-cell table:formula="of:=([.$C$2]-[.F59])/[.$C$2]" office:value-type="float" office:value="0.847222222222222">
            <text:p>0.85</text:p>
          </table:table-cell>
          <table:table-cell table:style-name="ce2" table:formula="of:=[.$C$3]*[.G59]" office:value-type="currency" office:currency="MXN" office:value="12708.3333333333">
            <text:p>$12,70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56">
            <text:p>56</text:p>
          </table:table-cell>
          <table:table-cell table:formula="of:=([.$C$2]-[.F60])/[.$C$2]" office:value-type="float" office:value="0.844444444444444">
            <text:p>0.84</text:p>
          </table:table-cell>
          <table:table-cell table:style-name="ce2" table:formula="of:=[.$C$3]*[.G60]" office:value-type="currency" office:currency="MXN" office:value="12666.6666666667">
            <text:p>$12,66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57">
            <text:p>57</text:p>
          </table:table-cell>
          <table:table-cell table:formula="of:=([.$C$2]-[.F61])/[.$C$2]" office:value-type="float" office:value="0.841666666666667">
            <text:p>0.84</text:p>
          </table:table-cell>
          <table:table-cell table:style-name="ce2" table:formula="of:=[.$C$3]*[.G61]" office:value-type="currency" office:currency="MXN" office:value="12625">
            <text:p>$12,62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58">
            <text:p>58</text:p>
          </table:table-cell>
          <table:table-cell table:formula="of:=([.$C$2]-[.F62])/[.$C$2]" office:value-type="float" office:value="0.838888888888889">
            <text:p>0.84</text:p>
          </table:table-cell>
          <table:table-cell table:style-name="ce2" table:formula="of:=[.$C$3]*[.G62]" office:value-type="currency" office:currency="MXN" office:value="12583.3333333333">
            <text:p>$12,58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59">
            <text:p>59</text:p>
          </table:table-cell>
          <table:table-cell table:formula="of:=([.$C$2]-[.F63])/[.$C$2]" office:value-type="float" office:value="0.836111111111111">
            <text:p>0.84</text:p>
          </table:table-cell>
          <table:table-cell table:style-name="ce2" table:formula="of:=[.$C$3]*[.G63]" office:value-type="currency" office:currency="MXN" office:value="12541.6666666667">
            <text:p>$12,54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60">
            <text:p>60</text:p>
          </table:table-cell>
          <table:table-cell table:formula="of:=([.$C$2]-[.F64])/[.$C$2]" office:value-type="float" office:value="0.833333333333333">
            <text:p>0.83</text:p>
          </table:table-cell>
          <table:table-cell table:style-name="ce2" table:formula="of:=[.$C$3]*[.G64]" office:value-type="currency" office:currency="MXN" office:value="12500">
            <text:p>$12,50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61">
            <text:p>61</text:p>
          </table:table-cell>
          <table:table-cell table:formula="of:=([.$C$2]-[.F65])/[.$C$2]" office:value-type="float" office:value="0.830555555555556">
            <text:p>0.83</text:p>
          </table:table-cell>
          <table:table-cell table:style-name="ce2" table:formula="of:=[.$C$3]*[.G65]" office:value-type="currency" office:currency="MXN" office:value="12458.3333333333">
            <text:p>$12,45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62">
            <text:p>62</text:p>
          </table:table-cell>
          <table:table-cell table:formula="of:=([.$C$2]-[.F66])/[.$C$2]" office:value-type="float" office:value="0.827777777777778">
            <text:p>0.83</text:p>
          </table:table-cell>
          <table:table-cell table:style-name="ce2" table:formula="of:=[.$C$3]*[.G66]" office:value-type="currency" office:currency="MXN" office:value="12416.6666666667">
            <text:p>$12,41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63">
            <text:p>63</text:p>
          </table:table-cell>
          <table:table-cell table:formula="of:=([.$C$2]-[.F67])/[.$C$2]" office:value-type="float" office:value="0.825">
            <text:p>0.83</text:p>
          </table:table-cell>
          <table:table-cell table:style-name="ce2" table:formula="of:=[.$C$3]*[.G67]" office:value-type="currency" office:currency="MXN" office:value="12375">
            <text:p>$12,37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64">
            <text:p>64</text:p>
          </table:table-cell>
          <table:table-cell table:formula="of:=([.$C$2]-[.F68])/[.$C$2]" office:value-type="float" office:value="0.822222222222222">
            <text:p>0.82</text:p>
          </table:table-cell>
          <table:table-cell table:style-name="ce2" table:formula="of:=[.$C$3]*[.G68]" office:value-type="currency" office:currency="MXN" office:value="12333.3333333333">
            <text:p>$12,33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65">
            <text:p>65</text:p>
          </table:table-cell>
          <table:table-cell table:formula="of:=([.$C$2]-[.F69])/[.$C$2]" office:value-type="float" office:value="0.819444444444444">
            <text:p>0.82</text:p>
          </table:table-cell>
          <table:table-cell table:style-name="ce2" table:formula="of:=[.$C$3]*[.G69]" office:value-type="currency" office:currency="MXN" office:value="12291.6666666667">
            <text:p>$12,29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66">
            <text:p>66</text:p>
          </table:table-cell>
          <table:table-cell table:formula="of:=([.$C$2]-[.F70])/[.$C$2]" office:value-type="float" office:value="0.816666666666667">
            <text:p>0.82</text:p>
          </table:table-cell>
          <table:table-cell table:style-name="ce2" table:formula="of:=[.$C$3]*[.G70]" office:value-type="currency" office:currency="MXN" office:value="12250">
            <text:p>$12,25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67">
            <text:p>67</text:p>
          </table:table-cell>
          <table:table-cell table:formula="of:=([.$C$2]-[.F71])/[.$C$2]" office:value-type="float" office:value="0.813888888888889">
            <text:p>0.81</text:p>
          </table:table-cell>
          <table:table-cell table:style-name="ce2" table:formula="of:=[.$C$3]*[.G71]" office:value-type="currency" office:currency="MXN" office:value="12208.3333333333">
            <text:p>$12,20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68">
            <text:p>68</text:p>
          </table:table-cell>
          <table:table-cell table:formula="of:=([.$C$2]-[.F72])/[.$C$2]" office:value-type="float" office:value="0.811111111111111">
            <text:p>0.81</text:p>
          </table:table-cell>
          <table:table-cell table:style-name="ce2" table:formula="of:=[.$C$3]*[.G72]" office:value-type="currency" office:currency="MXN" office:value="12166.6666666667">
            <text:p>$12,16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69">
            <text:p>69</text:p>
          </table:table-cell>
          <table:table-cell table:formula="of:=([.$C$2]-[.F73])/[.$C$2]" office:value-type="float" office:value="0.808333333333333">
            <text:p>0.81</text:p>
          </table:table-cell>
          <table:table-cell table:style-name="ce2" table:formula="of:=[.$C$3]*[.G73]" office:value-type="currency" office:currency="MXN" office:value="12125">
            <text:p>$12,12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70">
            <text:p>70</text:p>
          </table:table-cell>
          <table:table-cell table:formula="of:=([.$C$2]-[.F74])/[.$C$2]" office:value-type="float" office:value="0.805555555555556">
            <text:p>0.81</text:p>
          </table:table-cell>
          <table:table-cell table:style-name="ce2" table:formula="of:=[.$C$3]*[.G74]" office:value-type="currency" office:currency="MXN" office:value="12083.3333333333">
            <text:p>$12,08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71">
            <text:p>71</text:p>
          </table:table-cell>
          <table:table-cell table:formula="of:=([.$C$2]-[.F75])/[.$C$2]" office:value-type="float" office:value="0.802777777777778">
            <text:p>0.80</text:p>
          </table:table-cell>
          <table:table-cell table:style-name="ce2" table:formula="of:=[.$C$3]*[.G75]" office:value-type="currency" office:currency="MXN" office:value="12041.6666666667">
            <text:p>$12,04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72">
            <text:p>72</text:p>
          </table:table-cell>
          <table:table-cell table:formula="of:=([.$C$2]-[.F76])/[.$C$2]" office:value-type="float" office:value="0.8">
            <text:p>0.80</text:p>
          </table:table-cell>
          <table:table-cell table:style-name="ce2" table:formula="of:=[.$C$3]*[.G76]" office:value-type="currency" office:currency="MXN" office:value="12000">
            <text:p>$12,00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73">
            <text:p>73</text:p>
          </table:table-cell>
          <table:table-cell table:formula="of:=([.$C$2]-[.F77])/[.$C$2]" office:value-type="float" office:value="0.797222222222222">
            <text:p>0.80</text:p>
          </table:table-cell>
          <table:table-cell table:style-name="ce2" table:formula="of:=[.$C$3]*[.G77]" office:value-type="currency" office:currency="MXN" office:value="11958.3333333333">
            <text:p>$11,95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74">
            <text:p>74</text:p>
          </table:table-cell>
          <table:table-cell table:formula="of:=([.$C$2]-[.F78])/[.$C$2]" office:value-type="float" office:value="0.794444444444444">
            <text:p>0.79</text:p>
          </table:table-cell>
          <table:table-cell table:style-name="ce2" table:formula="of:=[.$C$3]*[.G78]" office:value-type="currency" office:currency="MXN" office:value="11916.6666666667">
            <text:p>$11,91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75">
            <text:p>75</text:p>
          </table:table-cell>
          <table:table-cell table:formula="of:=([.$C$2]-[.F79])/[.$C$2]" office:value-type="float" office:value="0.791666666666667">
            <text:p>0.79</text:p>
          </table:table-cell>
          <table:table-cell table:style-name="ce2" table:formula="of:=[.$C$3]*[.G79]" office:value-type="currency" office:currency="MXN" office:value="11875">
            <text:p>$11,87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76">
            <text:p>76</text:p>
          </table:table-cell>
          <table:table-cell table:formula="of:=([.$C$2]-[.F80])/[.$C$2]" office:value-type="float" office:value="0.788888888888889">
            <text:p>0.79</text:p>
          </table:table-cell>
          <table:table-cell table:style-name="ce2" table:formula="of:=[.$C$3]*[.G80]" office:value-type="currency" office:currency="MXN" office:value="11833.3333333333">
            <text:p>$11,83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77">
            <text:p>77</text:p>
          </table:table-cell>
          <table:table-cell table:formula="of:=([.$C$2]-[.F81])/[.$C$2]" office:value-type="float" office:value="0.786111111111111">
            <text:p>0.79</text:p>
          </table:table-cell>
          <table:table-cell table:style-name="ce2" table:formula="of:=[.$C$3]*[.G81]" office:value-type="currency" office:currency="MXN" office:value="11791.6666666667">
            <text:p>$11,79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78">
            <text:p>78</text:p>
          </table:table-cell>
          <table:table-cell table:formula="of:=([.$C$2]-[.F82])/[.$C$2]" office:value-type="float" office:value="0.783333333333333">
            <text:p>0.78</text:p>
          </table:table-cell>
          <table:table-cell table:style-name="ce2" table:formula="of:=[.$C$3]*[.G82]" office:value-type="currency" office:currency="MXN" office:value="11750">
            <text:p>$11,75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79">
            <text:p>79</text:p>
          </table:table-cell>
          <table:table-cell table:formula="of:=([.$C$2]-[.F83])/[.$C$2]" office:value-type="float" office:value="0.780555555555556">
            <text:p>0.78</text:p>
          </table:table-cell>
          <table:table-cell table:style-name="ce2" table:formula="of:=[.$C$3]*[.G83]" office:value-type="currency" office:currency="MXN" office:value="11708.3333333333">
            <text:p>$11,70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80">
            <text:p>80</text:p>
          </table:table-cell>
          <table:table-cell table:formula="of:=([.$C$2]-[.F84])/[.$C$2]" office:value-type="float" office:value="0.777777777777778">
            <text:p>0.78</text:p>
          </table:table-cell>
          <table:table-cell table:style-name="ce2" table:formula="of:=[.$C$3]*[.G84]" office:value-type="currency" office:currency="MXN" office:value="11666.6666666667">
            <text:p>$11,66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81">
            <text:p>81</text:p>
          </table:table-cell>
          <table:table-cell table:formula="of:=([.$C$2]-[.F85])/[.$C$2]" office:value-type="float" office:value="0.775">
            <text:p>0.78</text:p>
          </table:table-cell>
          <table:table-cell table:style-name="ce2" table:formula="of:=[.$C$3]*[.G85]" office:value-type="currency" office:currency="MXN" office:value="11625">
            <text:p>$11,62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82">
            <text:p>82</text:p>
          </table:table-cell>
          <table:table-cell table:formula="of:=([.$C$2]-[.F86])/[.$C$2]" office:value-type="float" office:value="0.772222222222222">
            <text:p>0.77</text:p>
          </table:table-cell>
          <table:table-cell table:style-name="ce2" table:formula="of:=[.$C$3]*[.G86]" office:value-type="currency" office:currency="MXN" office:value="11583.3333333333">
            <text:p>$11,58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83">
            <text:p>83</text:p>
          </table:table-cell>
          <table:table-cell table:formula="of:=([.$C$2]-[.F87])/[.$C$2]" office:value-type="float" office:value="0.769444444444444">
            <text:p>0.77</text:p>
          </table:table-cell>
          <table:table-cell table:style-name="ce2" table:formula="of:=[.$C$3]*[.G87]" office:value-type="currency" office:currency="MXN" office:value="11541.6666666667">
            <text:p>$11,54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84">
            <text:p>84</text:p>
          </table:table-cell>
          <table:table-cell table:formula="of:=([.$C$2]-[.F88])/[.$C$2]" office:value-type="float" office:value="0.766666666666667">
            <text:p>0.77</text:p>
          </table:table-cell>
          <table:table-cell table:style-name="ce2" table:formula="of:=[.$C$3]*[.G88]" office:value-type="currency" office:currency="MXN" office:value="11500">
            <text:p>$11,50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85">
            <text:p>85</text:p>
          </table:table-cell>
          <table:table-cell table:formula="of:=([.$C$2]-[.F89])/[.$C$2]" office:value-type="float" office:value="0.763888888888889">
            <text:p>0.76</text:p>
          </table:table-cell>
          <table:table-cell table:style-name="ce2" table:formula="of:=[.$C$3]*[.G89]" office:value-type="currency" office:currency="MXN" office:value="11458.3333333333">
            <text:p>$11,45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86">
            <text:p>86</text:p>
          </table:table-cell>
          <table:table-cell table:formula="of:=([.$C$2]-[.F90])/[.$C$2]" office:value-type="float" office:value="0.761111111111111">
            <text:p>0.76</text:p>
          </table:table-cell>
          <table:table-cell table:style-name="ce2" table:formula="of:=[.$C$3]*[.G90]" office:value-type="currency" office:currency="MXN" office:value="11416.6666666667">
            <text:p>$11,41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87">
            <text:p>87</text:p>
          </table:table-cell>
          <table:table-cell table:formula="of:=([.$C$2]-[.F91])/[.$C$2]" office:value-type="float" office:value="0.758333333333333">
            <text:p>0.76</text:p>
          </table:table-cell>
          <table:table-cell table:style-name="ce2" table:formula="of:=[.$C$3]*[.G91]" office:value-type="currency" office:currency="MXN" office:value="11375">
            <text:p>$11,37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88">
            <text:p>88</text:p>
          </table:table-cell>
          <table:table-cell table:formula="of:=([.$C$2]-[.F92])/[.$C$2]" office:value-type="float" office:value="0.755555555555556">
            <text:p>0.76</text:p>
          </table:table-cell>
          <table:table-cell table:style-name="ce2" table:formula="of:=[.$C$3]*[.G92]" office:value-type="currency" office:currency="MXN" office:value="11333.3333333333">
            <text:p>$11,33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89">
            <text:p>89</text:p>
          </table:table-cell>
          <table:table-cell table:formula="of:=([.$C$2]-[.F93])/[.$C$2]" office:value-type="float" office:value="0.752777777777778">
            <text:p>0.75</text:p>
          </table:table-cell>
          <table:table-cell table:style-name="ce2" table:formula="of:=[.$C$3]*[.G93]" office:value-type="currency" office:currency="MXN" office:value="11291.6666666667">
            <text:p>$11,29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90">
            <text:p>90</text:p>
          </table:table-cell>
          <table:table-cell table:formula="of:=([.$C$2]-[.F94])/[.$C$2]" office:value-type="float" office:value="0.75">
            <text:p>0.75</text:p>
          </table:table-cell>
          <table:table-cell table:style-name="ce2" table:formula="of:=[.$C$3]*[.G94]" office:value-type="currency" office:currency="MXN" office:value="11250">
            <text:p>$11,25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91">
            <text:p>91</text:p>
          </table:table-cell>
          <table:table-cell table:formula="of:=([.$C$2]-[.F95])/[.$C$2]" office:value-type="float" office:value="0.747222222222222">
            <text:p>0.75</text:p>
          </table:table-cell>
          <table:table-cell table:style-name="ce2" table:formula="of:=[.$C$3]*[.G95]" office:value-type="currency" office:currency="MXN" office:value="11208.3333333333">
            <text:p>$11,20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92">
            <text:p>92</text:p>
          </table:table-cell>
          <table:table-cell table:formula="of:=([.$C$2]-[.F96])/[.$C$2]" office:value-type="float" office:value="0.744444444444444">
            <text:p>0.74</text:p>
          </table:table-cell>
          <table:table-cell table:style-name="ce2" table:formula="of:=[.$C$3]*[.G96]" office:value-type="currency" office:currency="MXN" office:value="11166.6666666667">
            <text:p>$11,16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93">
            <text:p>93</text:p>
          </table:table-cell>
          <table:table-cell table:formula="of:=([.$C$2]-[.F97])/[.$C$2]" office:value-type="float" office:value="0.741666666666667">
            <text:p>0.74</text:p>
          </table:table-cell>
          <table:table-cell table:style-name="ce2" table:formula="of:=[.$C$3]*[.G97]" office:value-type="currency" office:currency="MXN" office:value="11125">
            <text:p>$11,12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94">
            <text:p>94</text:p>
          </table:table-cell>
          <table:table-cell table:formula="of:=([.$C$2]-[.F98])/[.$C$2]" office:value-type="float" office:value="0.738888888888889">
            <text:p>0.74</text:p>
          </table:table-cell>
          <table:table-cell table:style-name="ce2" table:formula="of:=[.$C$3]*[.G98]" office:value-type="currency" office:currency="MXN" office:value="11083.3333333333">
            <text:p>$11,08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95">
            <text:p>95</text:p>
          </table:table-cell>
          <table:table-cell table:formula="of:=([.$C$2]-[.F99])/[.$C$2]" office:value-type="float" office:value="0.736111111111111">
            <text:p>0.74</text:p>
          </table:table-cell>
          <table:table-cell table:style-name="ce2" table:formula="of:=[.$C$3]*[.G99]" office:value-type="currency" office:currency="MXN" office:value="11041.6666666667">
            <text:p>$11,04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96">
            <text:p>96</text:p>
          </table:table-cell>
          <table:table-cell table:formula="of:=([.$C$2]-[.F100])/[.$C$2]" office:value-type="float" office:value="0.733333333333333">
            <text:p>0.73</text:p>
          </table:table-cell>
          <table:table-cell table:style-name="ce2" table:formula="of:=[.$C$3]*[.G100]" office:value-type="currency" office:currency="MXN" office:value="11000">
            <text:p>$11,00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97">
            <text:p>97</text:p>
          </table:table-cell>
          <table:table-cell table:formula="of:=([.$C$2]-[.F101])/[.$C$2]" office:value-type="float" office:value="0.730555555555555">
            <text:p>0.73</text:p>
          </table:table-cell>
          <table:table-cell table:style-name="ce2" table:formula="of:=[.$C$3]*[.G101]" office:value-type="currency" office:currency="MXN" office:value="10958.3333333333">
            <text:p>$10,95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98">
            <text:p>98</text:p>
          </table:table-cell>
          <table:table-cell table:formula="of:=([.$C$2]-[.F102])/[.$C$2]" office:value-type="float" office:value="0.727777777777778">
            <text:p>0.73</text:p>
          </table:table-cell>
          <table:table-cell table:style-name="ce2" table:formula="of:=[.$C$3]*[.G102]" office:value-type="currency" office:currency="MXN" office:value="10916.6666666667">
            <text:p>$10,91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99">
            <text:p>99</text:p>
          </table:table-cell>
          <table:table-cell table:formula="of:=([.$C$2]-[.F103])/[.$C$2]" office:value-type="float" office:value="0.725">
            <text:p>0.73</text:p>
          </table:table-cell>
          <table:table-cell table:style-name="ce2" table:formula="of:=[.$C$3]*[.G103]" office:value-type="currency" office:currency="MXN" office:value="10875">
            <text:p>$10,87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00">
            <text:p>100</text:p>
          </table:table-cell>
          <table:table-cell table:formula="of:=([.$C$2]-[.F104])/[.$C$2]" office:value-type="float" office:value="0.722222222222222">
            <text:p>0.72</text:p>
          </table:table-cell>
          <table:table-cell table:style-name="ce2" table:formula="of:=[.$C$3]*[.G104]" office:value-type="currency" office:currency="MXN" office:value="10833.3333333333">
            <text:p>$10,83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01">
            <text:p>101</text:p>
          </table:table-cell>
          <table:table-cell table:formula="of:=([.$C$2]-[.F105])/[.$C$2]" office:value-type="float" office:value="0.719444444444444">
            <text:p>0.72</text:p>
          </table:table-cell>
          <table:table-cell table:style-name="ce2" table:formula="of:=[.$C$3]*[.G105]" office:value-type="currency" office:currency="MXN" office:value="10791.6666666667">
            <text:p>$10,79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02">
            <text:p>102</text:p>
          </table:table-cell>
          <table:table-cell table:formula="of:=([.$C$2]-[.F106])/[.$C$2]" office:value-type="float" office:value="0.716666666666667">
            <text:p>0.72</text:p>
          </table:table-cell>
          <table:table-cell table:style-name="ce2" table:formula="of:=[.$C$3]*[.G106]" office:value-type="currency" office:currency="MXN" office:value="10750">
            <text:p>$10,75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03">
            <text:p>103</text:p>
          </table:table-cell>
          <table:table-cell table:formula="of:=([.$C$2]-[.F107])/[.$C$2]" office:value-type="float" office:value="0.713888888888889">
            <text:p>0.71</text:p>
          </table:table-cell>
          <table:table-cell table:style-name="ce2" table:formula="of:=[.$C$3]*[.G107]" office:value-type="currency" office:currency="MXN" office:value="10708.3333333333">
            <text:p>$10,70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04">
            <text:p>104</text:p>
          </table:table-cell>
          <table:table-cell table:formula="of:=([.$C$2]-[.F108])/[.$C$2]" office:value-type="float" office:value="0.711111111111111">
            <text:p>0.71</text:p>
          </table:table-cell>
          <table:table-cell table:style-name="ce2" table:formula="of:=[.$C$3]*[.G108]" office:value-type="currency" office:currency="MXN" office:value="10666.6666666667">
            <text:p>$10,66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05">
            <text:p>105</text:p>
          </table:table-cell>
          <table:table-cell table:formula="of:=([.$C$2]-[.F109])/[.$C$2]" office:value-type="float" office:value="0.708333333333333">
            <text:p>0.71</text:p>
          </table:table-cell>
          <table:table-cell table:style-name="ce2" table:formula="of:=[.$C$3]*[.G109]" office:value-type="currency" office:currency="MXN" office:value="10625">
            <text:p>$10,62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06">
            <text:p>106</text:p>
          </table:table-cell>
          <table:table-cell table:formula="of:=([.$C$2]-[.F110])/[.$C$2]" office:value-type="float" office:value="0.705555555555556">
            <text:p>0.71</text:p>
          </table:table-cell>
          <table:table-cell table:style-name="ce2" table:formula="of:=[.$C$3]*[.G110]" office:value-type="currency" office:currency="MXN" office:value="10583.3333333333">
            <text:p>$10,58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07">
            <text:p>107</text:p>
          </table:table-cell>
          <table:table-cell table:formula="of:=([.$C$2]-[.F111])/[.$C$2]" office:value-type="float" office:value="0.702777777777778">
            <text:p>0.70</text:p>
          </table:table-cell>
          <table:table-cell table:style-name="ce2" table:formula="of:=[.$C$3]*[.G111]" office:value-type="currency" office:currency="MXN" office:value="10541.6666666667">
            <text:p>$10,54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08">
            <text:p>108</text:p>
          </table:table-cell>
          <table:table-cell table:formula="of:=([.$C$2]-[.F112])/[.$C$2]" office:value-type="float" office:value="0.7">
            <text:p>0.70</text:p>
          </table:table-cell>
          <table:table-cell table:style-name="ce2" table:formula="of:=[.$C$3]*[.G112]" office:value-type="currency" office:currency="MXN" office:value="10500">
            <text:p>$10,50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09">
            <text:p>109</text:p>
          </table:table-cell>
          <table:table-cell table:formula="of:=([.$C$2]-[.F113])/[.$C$2]" office:value-type="float" office:value="0.697222222222222">
            <text:p>0.70</text:p>
          </table:table-cell>
          <table:table-cell table:style-name="ce2" table:formula="of:=[.$C$3]*[.G113]" office:value-type="currency" office:currency="MXN" office:value="10458.3333333333">
            <text:p>$10,45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10">
            <text:p>110</text:p>
          </table:table-cell>
          <table:table-cell table:formula="of:=([.$C$2]-[.F114])/[.$C$2]" office:value-type="float" office:value="0.694444444444444">
            <text:p>0.69</text:p>
          </table:table-cell>
          <table:table-cell table:style-name="ce2" table:formula="of:=[.$C$3]*[.G114]" office:value-type="currency" office:currency="MXN" office:value="10416.6666666667">
            <text:p>$10,41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11">
            <text:p>111</text:p>
          </table:table-cell>
          <table:table-cell table:formula="of:=([.$C$2]-[.F115])/[.$C$2]" office:value-type="float" office:value="0.691666666666667">
            <text:p>0.69</text:p>
          </table:table-cell>
          <table:table-cell table:style-name="ce2" table:formula="of:=[.$C$3]*[.G115]" office:value-type="currency" office:currency="MXN" office:value="10375">
            <text:p>$10,37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12">
            <text:p>112</text:p>
          </table:table-cell>
          <table:table-cell table:formula="of:=([.$C$2]-[.F116])/[.$C$2]" office:value-type="float" office:value="0.688888888888889">
            <text:p>0.69</text:p>
          </table:table-cell>
          <table:table-cell table:style-name="ce2" table:formula="of:=[.$C$3]*[.G116]" office:value-type="currency" office:currency="MXN" office:value="10333.3333333333">
            <text:p>$10,33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13">
            <text:p>113</text:p>
          </table:table-cell>
          <table:table-cell table:formula="of:=([.$C$2]-[.F117])/[.$C$2]" office:value-type="float" office:value="0.686111111111111">
            <text:p>0.69</text:p>
          </table:table-cell>
          <table:table-cell table:style-name="ce2" table:formula="of:=[.$C$3]*[.G117]" office:value-type="currency" office:currency="MXN" office:value="10291.6666666667">
            <text:p>$10,29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14">
            <text:p>114</text:p>
          </table:table-cell>
          <table:table-cell table:formula="of:=([.$C$2]-[.F118])/[.$C$2]" office:value-type="float" office:value="0.683333333333333">
            <text:p>0.68</text:p>
          </table:table-cell>
          <table:table-cell table:style-name="ce2" table:formula="of:=[.$C$3]*[.G118]" office:value-type="currency" office:currency="MXN" office:value="10250">
            <text:p>$10,25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15">
            <text:p>115</text:p>
          </table:table-cell>
          <table:table-cell table:formula="of:=([.$C$2]-[.F119])/[.$C$2]" office:value-type="float" office:value="0.680555555555556">
            <text:p>0.68</text:p>
          </table:table-cell>
          <table:table-cell table:style-name="ce2" table:formula="of:=[.$C$3]*[.G119]" office:value-type="currency" office:currency="MXN" office:value="10208.3333333333">
            <text:p>$10,20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16">
            <text:p>116</text:p>
          </table:table-cell>
          <table:table-cell table:formula="of:=([.$C$2]-[.F120])/[.$C$2]" office:value-type="float" office:value="0.677777777777778">
            <text:p>0.68</text:p>
          </table:table-cell>
          <table:table-cell table:style-name="ce2" table:formula="of:=[.$C$3]*[.G120]" office:value-type="currency" office:currency="MXN" office:value="10166.6666666667">
            <text:p>$10,16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17">
            <text:p>117</text:p>
          </table:table-cell>
          <table:table-cell table:formula="of:=([.$C$2]-[.F121])/[.$C$2]" office:value-type="float" office:value="0.675">
            <text:p>0.68</text:p>
          </table:table-cell>
          <table:table-cell table:style-name="ce2" table:formula="of:=[.$C$3]*[.G121]" office:value-type="currency" office:currency="MXN" office:value="10125">
            <text:p>$10,12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18">
            <text:p>118</text:p>
          </table:table-cell>
          <table:table-cell table:formula="of:=([.$C$2]-[.F122])/[.$C$2]" office:value-type="float" office:value="0.672222222222222">
            <text:p>0.67</text:p>
          </table:table-cell>
          <table:table-cell table:style-name="ce2" table:formula="of:=[.$C$3]*[.G122]" office:value-type="currency" office:currency="MXN" office:value="10083.3333333333">
            <text:p>$10,08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19">
            <text:p>119</text:p>
          </table:table-cell>
          <table:table-cell table:formula="of:=([.$C$2]-[.F123])/[.$C$2]" office:value-type="float" office:value="0.669444444444444">
            <text:p>0.67</text:p>
          </table:table-cell>
          <table:table-cell table:style-name="ce2" table:formula="of:=[.$C$3]*[.G123]" office:value-type="currency" office:currency="MXN" office:value="10041.6666666667">
            <text:p>$10,04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20">
            <text:p>120</text:p>
          </table:table-cell>
          <table:table-cell table:formula="of:=([.$C$2]-[.F124])/[.$C$2]" office:value-type="float" office:value="0.666666666666667">
            <text:p>0.67</text:p>
          </table:table-cell>
          <table:table-cell table:style-name="ce2" table:formula="of:=[.$C$3]*[.G124]" office:value-type="currency" office:currency="MXN" office:value="10000">
            <text:p>$10,00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21">
            <text:p>121</text:p>
          </table:table-cell>
          <table:table-cell table:formula="of:=([.$C$2]-[.F125])/[.$C$2]" office:value-type="float" office:value="0.663888888888889">
            <text:p>0.66</text:p>
          </table:table-cell>
          <table:table-cell table:style-name="ce2" table:formula="of:=[.$C$3]*[.G125]" office:value-type="currency" office:currency="MXN" office:value="9958.33333333333">
            <text:p>$9,95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22">
            <text:p>122</text:p>
          </table:table-cell>
          <table:table-cell table:formula="of:=([.$C$2]-[.F126])/[.$C$2]" office:value-type="float" office:value="0.661111111111111">
            <text:p>0.66</text:p>
          </table:table-cell>
          <table:table-cell table:style-name="ce2" table:formula="of:=[.$C$3]*[.G126]" office:value-type="currency" office:currency="MXN" office:value="9916.66666666667">
            <text:p>$9,91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23">
            <text:p>123</text:p>
          </table:table-cell>
          <table:table-cell table:formula="of:=([.$C$2]-[.F127])/[.$C$2]" office:value-type="float" office:value="0.658333333333333">
            <text:p>0.66</text:p>
          </table:table-cell>
          <table:table-cell table:style-name="ce2" table:formula="of:=[.$C$3]*[.G127]" office:value-type="currency" office:currency="MXN" office:value="9875">
            <text:p>$9,87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24">
            <text:p>124</text:p>
          </table:table-cell>
          <table:table-cell table:formula="of:=([.$C$2]-[.F128])/[.$C$2]" office:value-type="float" office:value="0.655555555555556">
            <text:p>0.66</text:p>
          </table:table-cell>
          <table:table-cell table:style-name="ce2" table:formula="of:=[.$C$3]*[.G128]" office:value-type="currency" office:currency="MXN" office:value="9833.33333333333">
            <text:p>$9,83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25">
            <text:p>125</text:p>
          </table:table-cell>
          <table:table-cell table:formula="of:=([.$C$2]-[.F129])/[.$C$2]" office:value-type="float" office:value="0.652777777777778">
            <text:p>0.65</text:p>
          </table:table-cell>
          <table:table-cell table:style-name="ce2" table:formula="of:=[.$C$3]*[.G129]" office:value-type="currency" office:currency="MXN" office:value="9791.66666666667">
            <text:p>$9,79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26">
            <text:p>126</text:p>
          </table:table-cell>
          <table:table-cell table:formula="of:=([.$C$2]-[.F130])/[.$C$2]" office:value-type="float" office:value="0.65">
            <text:p>0.65</text:p>
          </table:table-cell>
          <table:table-cell table:style-name="ce2" table:formula="of:=[.$C$3]*[.G130]" office:value-type="currency" office:currency="MXN" office:value="9750">
            <text:p>$9,75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27">
            <text:p>127</text:p>
          </table:table-cell>
          <table:table-cell table:formula="of:=([.$C$2]-[.F131])/[.$C$2]" office:value-type="float" office:value="0.647222222222222">
            <text:p>0.65</text:p>
          </table:table-cell>
          <table:table-cell table:style-name="ce2" table:formula="of:=[.$C$3]*[.G131]" office:value-type="currency" office:currency="MXN" office:value="9708.33333333333">
            <text:p>$9,70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28">
            <text:p>128</text:p>
          </table:table-cell>
          <table:table-cell table:formula="of:=([.$C$2]-[.F132])/[.$C$2]" office:value-type="float" office:value="0.644444444444444">
            <text:p>0.64</text:p>
          </table:table-cell>
          <table:table-cell table:style-name="ce2" table:formula="of:=[.$C$3]*[.G132]" office:value-type="currency" office:currency="MXN" office:value="9666.66666666667">
            <text:p>$9,66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29">
            <text:p>129</text:p>
          </table:table-cell>
          <table:table-cell table:formula="of:=([.$C$2]-[.F133])/[.$C$2]" office:value-type="float" office:value="0.641666666666667">
            <text:p>0.64</text:p>
          </table:table-cell>
          <table:table-cell table:style-name="ce2" table:formula="of:=[.$C$3]*[.G133]" office:value-type="currency" office:currency="MXN" office:value="9625">
            <text:p>$9,62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30">
            <text:p>130</text:p>
          </table:table-cell>
          <table:table-cell table:formula="of:=([.$C$2]-[.F134])/[.$C$2]" office:value-type="float" office:value="0.638888888888889">
            <text:p>0.64</text:p>
          </table:table-cell>
          <table:table-cell table:style-name="ce2" table:formula="of:=[.$C$3]*[.G134]" office:value-type="currency" office:currency="MXN" office:value="9583.33333333333">
            <text:p>$9,58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31">
            <text:p>131</text:p>
          </table:table-cell>
          <table:table-cell table:formula="of:=([.$C$2]-[.F135])/[.$C$2]" office:value-type="float" office:value="0.636111111111111">
            <text:p>0.64</text:p>
          </table:table-cell>
          <table:table-cell table:style-name="ce2" table:formula="of:=[.$C$3]*[.G135]" office:value-type="currency" office:currency="MXN" office:value="9541.66666666667">
            <text:p>$9,54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32">
            <text:p>132</text:p>
          </table:table-cell>
          <table:table-cell table:formula="of:=([.$C$2]-[.F136])/[.$C$2]" office:value-type="float" office:value="0.633333333333333">
            <text:p>0.63</text:p>
          </table:table-cell>
          <table:table-cell table:style-name="ce2" table:formula="of:=[.$C$3]*[.G136]" office:value-type="currency" office:currency="MXN" office:value="9500">
            <text:p>$9,50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33">
            <text:p>133</text:p>
          </table:table-cell>
          <table:table-cell table:formula="of:=([.$C$2]-[.F137])/[.$C$2]" office:value-type="float" office:value="0.630555555555556">
            <text:p>0.63</text:p>
          </table:table-cell>
          <table:table-cell table:style-name="ce2" table:formula="of:=[.$C$3]*[.G137]" office:value-type="currency" office:currency="MXN" office:value="9458.33333333333">
            <text:p>$9,45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34">
            <text:p>134</text:p>
          </table:table-cell>
          <table:table-cell table:formula="of:=([.$C$2]-[.F138])/[.$C$2]" office:value-type="float" office:value="0.627777777777778">
            <text:p>0.63</text:p>
          </table:table-cell>
          <table:table-cell table:style-name="ce2" table:formula="of:=[.$C$3]*[.G138]" office:value-type="currency" office:currency="MXN" office:value="9416.66666666667">
            <text:p>$9,41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35">
            <text:p>135</text:p>
          </table:table-cell>
          <table:table-cell table:formula="of:=([.$C$2]-[.F139])/[.$C$2]" office:value-type="float" office:value="0.625">
            <text:p>0.63</text:p>
          </table:table-cell>
          <table:table-cell table:style-name="ce2" table:formula="of:=[.$C$3]*[.G139]" office:value-type="currency" office:currency="MXN" office:value="9375">
            <text:p>$9,37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36">
            <text:p>136</text:p>
          </table:table-cell>
          <table:table-cell table:formula="of:=([.$C$2]-[.F140])/[.$C$2]" office:value-type="float" office:value="0.622222222222222">
            <text:p>0.62</text:p>
          </table:table-cell>
          <table:table-cell table:style-name="ce2" table:formula="of:=[.$C$3]*[.G140]" office:value-type="currency" office:currency="MXN" office:value="9333.33333333333">
            <text:p>$9,33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37">
            <text:p>137</text:p>
          </table:table-cell>
          <table:table-cell table:formula="of:=([.$C$2]-[.F141])/[.$C$2]" office:value-type="float" office:value="0.619444444444444">
            <text:p>0.62</text:p>
          </table:table-cell>
          <table:table-cell table:style-name="ce2" table:formula="of:=[.$C$3]*[.G141]" office:value-type="currency" office:currency="MXN" office:value="9291.66666666667">
            <text:p>$9,29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38">
            <text:p>138</text:p>
          </table:table-cell>
          <table:table-cell table:formula="of:=([.$C$2]-[.F142])/[.$C$2]" office:value-type="float" office:value="0.616666666666667">
            <text:p>0.62</text:p>
          </table:table-cell>
          <table:table-cell table:style-name="ce2" table:formula="of:=[.$C$3]*[.G142]" office:value-type="currency" office:currency="MXN" office:value="9250">
            <text:p>$9,25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39">
            <text:p>139</text:p>
          </table:table-cell>
          <table:table-cell table:formula="of:=([.$C$2]-[.F143])/[.$C$2]" office:value-type="float" office:value="0.613888888888889">
            <text:p>0.61</text:p>
          </table:table-cell>
          <table:table-cell table:style-name="ce2" table:formula="of:=[.$C$3]*[.G143]" office:value-type="currency" office:currency="MXN" office:value="9208.33333333333">
            <text:p>$9,20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40">
            <text:p>140</text:p>
          </table:table-cell>
          <table:table-cell table:formula="of:=([.$C$2]-[.F144])/[.$C$2]" office:value-type="float" office:value="0.611111111111111">
            <text:p>0.61</text:p>
          </table:table-cell>
          <table:table-cell table:style-name="ce2" table:formula="of:=[.$C$3]*[.G144]" office:value-type="currency" office:currency="MXN" office:value="9166.66666666667">
            <text:p>$9,16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41">
            <text:p>141</text:p>
          </table:table-cell>
          <table:table-cell table:formula="of:=([.$C$2]-[.F145])/[.$C$2]" office:value-type="float" office:value="0.608333333333333">
            <text:p>0.61</text:p>
          </table:table-cell>
          <table:table-cell table:style-name="ce2" table:formula="of:=[.$C$3]*[.G145]" office:value-type="currency" office:currency="MXN" office:value="9125">
            <text:p>$9,12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42">
            <text:p>142</text:p>
          </table:table-cell>
          <table:table-cell table:formula="of:=([.$C$2]-[.F146])/[.$C$2]" office:value-type="float" office:value="0.605555555555555">
            <text:p>0.61</text:p>
          </table:table-cell>
          <table:table-cell table:style-name="ce2" table:formula="of:=[.$C$3]*[.G146]" office:value-type="currency" office:currency="MXN" office:value="9083.33333333333">
            <text:p>$9,08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43">
            <text:p>143</text:p>
          </table:table-cell>
          <table:table-cell table:formula="of:=([.$C$2]-[.F147])/[.$C$2]" office:value-type="float" office:value="0.602777777777778">
            <text:p>0.60</text:p>
          </table:table-cell>
          <table:table-cell table:style-name="ce2" table:formula="of:=[.$C$3]*[.G147]" office:value-type="currency" office:currency="MXN" office:value="9041.66666666667">
            <text:p>$9,04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44">
            <text:p>144</text:p>
          </table:table-cell>
          <table:table-cell table:formula="of:=([.$C$2]-[.F148])/[.$C$2]" office:value-type="float" office:value="0.6">
            <text:p>0.60</text:p>
          </table:table-cell>
          <table:table-cell table:style-name="ce2" table:formula="of:=[.$C$3]*[.G148]" office:value-type="currency" office:currency="MXN" office:value="9000">
            <text:p>$9,00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45">
            <text:p>145</text:p>
          </table:table-cell>
          <table:table-cell table:formula="of:=([.$C$2]-[.F149])/[.$C$2]" office:value-type="float" office:value="0.597222222222222">
            <text:p>0.60</text:p>
          </table:table-cell>
          <table:table-cell table:style-name="ce2" table:formula="of:=[.$C$3]*[.G149]" office:value-type="currency" office:currency="MXN" office:value="8958.33333333333">
            <text:p>$8,95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46">
            <text:p>146</text:p>
          </table:table-cell>
          <table:table-cell table:formula="of:=([.$C$2]-[.F150])/[.$C$2]" office:value-type="float" office:value="0.594444444444444">
            <text:p>0.59</text:p>
          </table:table-cell>
          <table:table-cell table:style-name="ce2" table:formula="of:=[.$C$3]*[.G150]" office:value-type="currency" office:currency="MXN" office:value="8916.66666666667">
            <text:p>$8,91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47">
            <text:p>147</text:p>
          </table:table-cell>
          <table:table-cell table:formula="of:=([.$C$2]-[.F151])/[.$C$2]" office:value-type="float" office:value="0.591666666666667">
            <text:p>0.59</text:p>
          </table:table-cell>
          <table:table-cell table:style-name="ce2" table:formula="of:=[.$C$3]*[.G151]" office:value-type="currency" office:currency="MXN" office:value="8875">
            <text:p>$8,87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48">
            <text:p>148</text:p>
          </table:table-cell>
          <table:table-cell table:formula="of:=([.$C$2]-[.F152])/[.$C$2]" office:value-type="float" office:value="0.588888888888889">
            <text:p>0.59</text:p>
          </table:table-cell>
          <table:table-cell table:style-name="ce2" table:formula="of:=[.$C$3]*[.G152]" office:value-type="currency" office:currency="MXN" office:value="8833.33333333333">
            <text:p>$8,83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49">
            <text:p>149</text:p>
          </table:table-cell>
          <table:table-cell table:formula="of:=([.$C$2]-[.F153])/[.$C$2]" office:value-type="float" office:value="0.586111111111111">
            <text:p>0.59</text:p>
          </table:table-cell>
          <table:table-cell table:style-name="ce2" table:formula="of:=[.$C$3]*[.G153]" office:value-type="currency" office:currency="MXN" office:value="8791.66666666667">
            <text:p>$8,79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50">
            <text:p>150</text:p>
          </table:table-cell>
          <table:table-cell table:formula="of:=([.$C$2]-[.F154])/[.$C$2]" office:value-type="float" office:value="0.583333333333333">
            <text:p>0.58</text:p>
          </table:table-cell>
          <table:table-cell table:style-name="ce2" table:formula="of:=[.$C$3]*[.G154]" office:value-type="currency" office:currency="MXN" office:value="8750">
            <text:p>$8,75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51">
            <text:p>151</text:p>
          </table:table-cell>
          <table:table-cell table:formula="of:=([.$C$2]-[.F155])/[.$C$2]" office:value-type="float" office:value="0.580555555555556">
            <text:p>0.58</text:p>
          </table:table-cell>
          <table:table-cell table:style-name="ce2" table:formula="of:=[.$C$3]*[.G155]" office:value-type="currency" office:currency="MXN" office:value="8708.33333333333">
            <text:p>$8,70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52">
            <text:p>152</text:p>
          </table:table-cell>
          <table:table-cell table:formula="of:=([.$C$2]-[.F156])/[.$C$2]" office:value-type="float" office:value="0.577777777777778">
            <text:p>0.58</text:p>
          </table:table-cell>
          <table:table-cell table:style-name="ce2" table:formula="of:=[.$C$3]*[.G156]" office:value-type="currency" office:currency="MXN" office:value="8666.66666666667">
            <text:p>$8,66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53">
            <text:p>153</text:p>
          </table:table-cell>
          <table:table-cell table:formula="of:=([.$C$2]-[.F157])/[.$C$2]" office:value-type="float" office:value="0.575">
            <text:p>0.58</text:p>
          </table:table-cell>
          <table:table-cell table:style-name="ce2" table:formula="of:=[.$C$3]*[.G157]" office:value-type="currency" office:currency="MXN" office:value="8625">
            <text:p>$8,62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54">
            <text:p>154</text:p>
          </table:table-cell>
          <table:table-cell table:formula="of:=([.$C$2]-[.F158])/[.$C$2]" office:value-type="float" office:value="0.572222222222222">
            <text:p>0.57</text:p>
          </table:table-cell>
          <table:table-cell table:style-name="ce2" table:formula="of:=[.$C$3]*[.G158]" office:value-type="currency" office:currency="MXN" office:value="8583.33333333333">
            <text:p>$8,58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55">
            <text:p>155</text:p>
          </table:table-cell>
          <table:table-cell table:formula="of:=([.$C$2]-[.F159])/[.$C$2]" office:value-type="float" office:value="0.569444444444444">
            <text:p>0.57</text:p>
          </table:table-cell>
          <table:table-cell table:style-name="ce2" table:formula="of:=[.$C$3]*[.G159]" office:value-type="currency" office:currency="MXN" office:value="8541.66666666667">
            <text:p>$8,54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56">
            <text:p>156</text:p>
          </table:table-cell>
          <table:table-cell table:formula="of:=([.$C$2]-[.F160])/[.$C$2]" office:value-type="float" office:value="0.566666666666667">
            <text:p>0.57</text:p>
          </table:table-cell>
          <table:table-cell table:style-name="ce2" table:formula="of:=[.$C$3]*[.G160]" office:value-type="currency" office:currency="MXN" office:value="8500">
            <text:p>$8,50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57">
            <text:p>157</text:p>
          </table:table-cell>
          <table:table-cell table:formula="of:=([.$C$2]-[.F161])/[.$C$2]" office:value-type="float" office:value="0.563888888888889">
            <text:p>0.56</text:p>
          </table:table-cell>
          <table:table-cell table:style-name="ce2" table:formula="of:=[.$C$3]*[.G161]" office:value-type="currency" office:currency="MXN" office:value="8458.33333333333">
            <text:p>$8,45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58">
            <text:p>158</text:p>
          </table:table-cell>
          <table:table-cell table:formula="of:=([.$C$2]-[.F162])/[.$C$2]" office:value-type="float" office:value="0.561111111111111">
            <text:p>0.56</text:p>
          </table:table-cell>
          <table:table-cell table:style-name="ce2" table:formula="of:=[.$C$3]*[.G162]" office:value-type="currency" office:currency="MXN" office:value="8416.66666666667">
            <text:p>$8,41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59">
            <text:p>159</text:p>
          </table:table-cell>
          <table:table-cell table:formula="of:=([.$C$2]-[.F163])/[.$C$2]" office:value-type="float" office:value="0.558333333333333">
            <text:p>0.56</text:p>
          </table:table-cell>
          <table:table-cell table:style-name="ce2" table:formula="of:=[.$C$3]*[.G163]" office:value-type="currency" office:currency="MXN" office:value="8375">
            <text:p>$8,37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60">
            <text:p>160</text:p>
          </table:table-cell>
          <table:table-cell table:formula="of:=([.$C$2]-[.F164])/[.$C$2]" office:value-type="float" office:value="0.555555555555556">
            <text:p>0.56</text:p>
          </table:table-cell>
          <table:table-cell table:style-name="ce2" table:formula="of:=[.$C$3]*[.G164]" office:value-type="currency" office:currency="MXN" office:value="8333.33333333333">
            <text:p>$8,33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61">
            <text:p>161</text:p>
          </table:table-cell>
          <table:table-cell table:formula="of:=([.$C$2]-[.F165])/[.$C$2]" office:value-type="float" office:value="0.552777777777778">
            <text:p>0.55</text:p>
          </table:table-cell>
          <table:table-cell table:style-name="ce2" table:formula="of:=[.$C$3]*[.G165]" office:value-type="currency" office:currency="MXN" office:value="8291.66666666667">
            <text:p>$8,29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62">
            <text:p>162</text:p>
          </table:table-cell>
          <table:table-cell table:formula="of:=([.$C$2]-[.F166])/[.$C$2]" office:value-type="float" office:value="0.55">
            <text:p>0.55</text:p>
          </table:table-cell>
          <table:table-cell table:style-name="ce2" table:formula="of:=[.$C$3]*[.G166]" office:value-type="currency" office:currency="MXN" office:value="8250">
            <text:p>$8,25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63">
            <text:p>163</text:p>
          </table:table-cell>
          <table:table-cell table:formula="of:=([.$C$2]-[.F167])/[.$C$2]" office:value-type="float" office:value="0.547222222222222">
            <text:p>0.55</text:p>
          </table:table-cell>
          <table:table-cell table:style-name="ce2" table:formula="of:=[.$C$3]*[.G167]" office:value-type="currency" office:currency="MXN" office:value="8208.33333333333">
            <text:p>$8,20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64">
            <text:p>164</text:p>
          </table:table-cell>
          <table:table-cell table:formula="of:=([.$C$2]-[.F168])/[.$C$2]" office:value-type="float" office:value="0.544444444444444">
            <text:p>0.54</text:p>
          </table:table-cell>
          <table:table-cell table:style-name="ce2" table:formula="of:=[.$C$3]*[.G168]" office:value-type="currency" office:currency="MXN" office:value="8166.66666666667">
            <text:p>$8,16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65">
            <text:p>165</text:p>
          </table:table-cell>
          <table:table-cell table:formula="of:=([.$C$2]-[.F169])/[.$C$2]" office:value-type="float" office:value="0.541666666666667">
            <text:p>0.54</text:p>
          </table:table-cell>
          <table:table-cell table:style-name="ce2" table:formula="of:=[.$C$3]*[.G169]" office:value-type="currency" office:currency="MXN" office:value="8125">
            <text:p>$8,12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66">
            <text:p>166</text:p>
          </table:table-cell>
          <table:table-cell table:formula="of:=([.$C$2]-[.F170])/[.$C$2]" office:value-type="float" office:value="0.538888888888889">
            <text:p>0.54</text:p>
          </table:table-cell>
          <table:table-cell table:style-name="ce2" table:formula="of:=[.$C$3]*[.G170]" office:value-type="currency" office:currency="MXN" office:value="8083.33333333333">
            <text:p>$8,08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67">
            <text:p>167</text:p>
          </table:table-cell>
          <table:table-cell table:formula="of:=([.$C$2]-[.F171])/[.$C$2]" office:value-type="float" office:value="0.536111111111111">
            <text:p>0.54</text:p>
          </table:table-cell>
          <table:table-cell table:style-name="ce2" table:formula="of:=[.$C$3]*[.G171]" office:value-type="currency" office:currency="MXN" office:value="8041.66666666667">
            <text:p>$8,04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68">
            <text:p>168</text:p>
          </table:table-cell>
          <table:table-cell table:formula="of:=([.$C$2]-[.F172])/[.$C$2]" office:value-type="float" office:value="0.533333333333333">
            <text:p>0.53</text:p>
          </table:table-cell>
          <table:table-cell table:style-name="ce2" table:formula="of:=[.$C$3]*[.G172]" office:value-type="currency" office:currency="MXN" office:value="8000">
            <text:p>$8,00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69">
            <text:p>169</text:p>
          </table:table-cell>
          <table:table-cell table:formula="of:=([.$C$2]-[.F173])/[.$C$2]" office:value-type="float" office:value="0.530555555555556">
            <text:p>0.53</text:p>
          </table:table-cell>
          <table:table-cell table:style-name="ce2" table:formula="of:=[.$C$3]*[.G173]" office:value-type="currency" office:currency="MXN" office:value="7958.33333333333">
            <text:p>$7,95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70">
            <text:p>170</text:p>
          </table:table-cell>
          <table:table-cell table:formula="of:=([.$C$2]-[.F174])/[.$C$2]" office:value-type="float" office:value="0.527777777777778">
            <text:p>0.53</text:p>
          </table:table-cell>
          <table:table-cell table:style-name="ce2" table:formula="of:=[.$C$3]*[.G174]" office:value-type="currency" office:currency="MXN" office:value="7916.66666666667">
            <text:p>$7,91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71">
            <text:p>171</text:p>
          </table:table-cell>
          <table:table-cell table:formula="of:=([.$C$2]-[.F175])/[.$C$2]" office:value-type="float" office:value="0.525">
            <text:p>0.53</text:p>
          </table:table-cell>
          <table:table-cell table:style-name="ce2" table:formula="of:=[.$C$3]*[.G175]" office:value-type="currency" office:currency="MXN" office:value="7875">
            <text:p>$7,87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72">
            <text:p>172</text:p>
          </table:table-cell>
          <table:table-cell table:formula="of:=([.$C$2]-[.F176])/[.$C$2]" office:value-type="float" office:value="0.522222222222222">
            <text:p>0.52</text:p>
          </table:table-cell>
          <table:table-cell table:style-name="ce2" table:formula="of:=[.$C$3]*[.G176]" office:value-type="currency" office:currency="MXN" office:value="7833.33333333333">
            <text:p>$7,83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73">
            <text:p>173</text:p>
          </table:table-cell>
          <table:table-cell table:formula="of:=([.$C$2]-[.F177])/[.$C$2]" office:value-type="float" office:value="0.519444444444444">
            <text:p>0.52</text:p>
          </table:table-cell>
          <table:table-cell table:style-name="ce2" table:formula="of:=[.$C$3]*[.G177]" office:value-type="currency" office:currency="MXN" office:value="7791.66666666667">
            <text:p>$7,79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74">
            <text:p>174</text:p>
          </table:table-cell>
          <table:table-cell table:formula="of:=([.$C$2]-[.F178])/[.$C$2]" office:value-type="float" office:value="0.516666666666667">
            <text:p>0.52</text:p>
          </table:table-cell>
          <table:table-cell table:style-name="ce2" table:formula="of:=[.$C$3]*[.G178]" office:value-type="currency" office:currency="MXN" office:value="7750">
            <text:p>$7,75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75">
            <text:p>175</text:p>
          </table:table-cell>
          <table:table-cell table:formula="of:=([.$C$2]-[.F179])/[.$C$2]" office:value-type="float" office:value="0.513888888888889">
            <text:p>0.51</text:p>
          </table:table-cell>
          <table:table-cell table:style-name="ce2" table:formula="of:=[.$C$3]*[.G179]" office:value-type="currency" office:currency="MXN" office:value="7708.33333333333">
            <text:p>$7,70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76">
            <text:p>176</text:p>
          </table:table-cell>
          <table:table-cell table:formula="of:=([.$C$2]-[.F180])/[.$C$2]" office:value-type="float" office:value="0.511111111111111">
            <text:p>0.51</text:p>
          </table:table-cell>
          <table:table-cell table:style-name="ce2" table:formula="of:=[.$C$3]*[.G180]" office:value-type="currency" office:currency="MXN" office:value="7666.66666666667">
            <text:p>$7,66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77">
            <text:p>177</text:p>
          </table:table-cell>
          <table:table-cell table:formula="of:=([.$C$2]-[.F181])/[.$C$2]" office:value-type="float" office:value="0.508333333333333">
            <text:p>0.51</text:p>
          </table:table-cell>
          <table:table-cell table:style-name="ce2" table:formula="of:=[.$C$3]*[.G181]" office:value-type="currency" office:currency="MXN" office:value="7625">
            <text:p>$7,62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78">
            <text:p>178</text:p>
          </table:table-cell>
          <table:table-cell table:formula="of:=([.$C$2]-[.F182])/[.$C$2]" office:value-type="float" office:value="0.505555555555556">
            <text:p>0.51</text:p>
          </table:table-cell>
          <table:table-cell table:style-name="ce2" table:formula="of:=[.$C$3]*[.G182]" office:value-type="currency" office:currency="MXN" office:value="7583.33333333333">
            <text:p>$7,58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79">
            <text:p>179</text:p>
          </table:table-cell>
          <table:table-cell table:formula="of:=([.$C$2]-[.F183])/[.$C$2]" office:value-type="float" office:value="0.502777777777778">
            <text:p>0.50</text:p>
          </table:table-cell>
          <table:table-cell table:style-name="ce2" table:formula="of:=[.$C$3]*[.G183]" office:value-type="currency" office:currency="MXN" office:value="7541.66666666667">
            <text:p>$7,54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80">
            <text:p>180</text:p>
          </table:table-cell>
          <table:table-cell table:formula="of:=([.$C$2]-[.F184])/[.$C$2]" office:value-type="float" office:value="0.5">
            <text:p>0.50</text:p>
          </table:table-cell>
          <table:table-cell table:style-name="ce2" table:formula="of:=[.$C$3]*[.G184]" office:value-type="currency" office:currency="MXN" office:value="7500">
            <text:p>$7,50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81">
            <text:p>181</text:p>
          </table:table-cell>
          <table:table-cell table:formula="of:=([.$C$2]-[.F185])/[.$C$2]" office:value-type="float" office:value="0.497222222222222">
            <text:p>0.50</text:p>
          </table:table-cell>
          <table:table-cell table:style-name="ce2" table:formula="of:=[.$C$3]*[.G185]" office:value-type="currency" office:currency="MXN" office:value="7458.33333333333">
            <text:p>$7,45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82">
            <text:p>182</text:p>
          </table:table-cell>
          <table:table-cell table:formula="of:=([.$C$2]-[.F186])/[.$C$2]" office:value-type="float" office:value="0.494444444444444">
            <text:p>0.49</text:p>
          </table:table-cell>
          <table:table-cell table:style-name="ce2" table:formula="of:=[.$C$3]*[.G186]" office:value-type="currency" office:currency="MXN" office:value="7416.66666666667">
            <text:p>$7,41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83">
            <text:p>183</text:p>
          </table:table-cell>
          <table:table-cell table:formula="of:=([.$C$2]-[.F187])/[.$C$2]" office:value-type="float" office:value="0.491666666666667">
            <text:p>0.49</text:p>
          </table:table-cell>
          <table:table-cell table:style-name="ce2" table:formula="of:=[.$C$3]*[.G187]" office:value-type="currency" office:currency="MXN" office:value="7375">
            <text:p>$7,37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84">
            <text:p>184</text:p>
          </table:table-cell>
          <table:table-cell table:formula="of:=([.$C$2]-[.F188])/[.$C$2]" office:value-type="float" office:value="0.488888888888889">
            <text:p>0.49</text:p>
          </table:table-cell>
          <table:table-cell table:style-name="ce2" table:formula="of:=[.$C$3]*[.G188]" office:value-type="currency" office:currency="MXN" office:value="7333.33333333333">
            <text:p>$7,33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85">
            <text:p>185</text:p>
          </table:table-cell>
          <table:table-cell table:formula="of:=([.$C$2]-[.F189])/[.$C$2]" office:value-type="float" office:value="0.486111111111111">
            <text:p>0.49</text:p>
          </table:table-cell>
          <table:table-cell table:style-name="ce2" table:formula="of:=[.$C$3]*[.G189]" office:value-type="currency" office:currency="MXN" office:value="7291.66666666667">
            <text:p>$7,29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86">
            <text:p>186</text:p>
          </table:table-cell>
          <table:table-cell table:formula="of:=([.$C$2]-[.F190])/[.$C$2]" office:value-type="float" office:value="0.483333333333333">
            <text:p>0.48</text:p>
          </table:table-cell>
          <table:table-cell table:style-name="ce2" table:formula="of:=[.$C$3]*[.G190]" office:value-type="currency" office:currency="MXN" office:value="7250">
            <text:p>$7,25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87">
            <text:p>187</text:p>
          </table:table-cell>
          <table:table-cell table:formula="of:=([.$C$2]-[.F191])/[.$C$2]" office:value-type="float" office:value="0.480555555555556">
            <text:p>0.48</text:p>
          </table:table-cell>
          <table:table-cell table:style-name="ce2" table:formula="of:=[.$C$3]*[.G191]" office:value-type="currency" office:currency="MXN" office:value="7208.33333333333">
            <text:p>$7,20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88">
            <text:p>188</text:p>
          </table:table-cell>
          <table:table-cell table:formula="of:=([.$C$2]-[.F192])/[.$C$2]" office:value-type="float" office:value="0.477777777777778">
            <text:p>0.48</text:p>
          </table:table-cell>
          <table:table-cell table:style-name="ce2" table:formula="of:=[.$C$3]*[.G192]" office:value-type="currency" office:currency="MXN" office:value="7166.66666666667">
            <text:p>$7,16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89">
            <text:p>189</text:p>
          </table:table-cell>
          <table:table-cell table:formula="of:=([.$C$2]-[.F193])/[.$C$2]" office:value-type="float" office:value="0.475">
            <text:p>0.48</text:p>
          </table:table-cell>
          <table:table-cell table:style-name="ce2" table:formula="of:=[.$C$3]*[.G193]" office:value-type="currency" office:currency="MXN" office:value="7125">
            <text:p>$7,12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90">
            <text:p>190</text:p>
          </table:table-cell>
          <table:table-cell table:formula="of:=([.$C$2]-[.F194])/[.$C$2]" office:value-type="float" office:value="0.472222222222222">
            <text:p>0.47</text:p>
          </table:table-cell>
          <table:table-cell table:style-name="ce2" table:formula="of:=[.$C$3]*[.G194]" office:value-type="currency" office:currency="MXN" office:value="7083.33333333333">
            <text:p>$7,08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91">
            <text:p>191</text:p>
          </table:table-cell>
          <table:table-cell table:formula="of:=([.$C$2]-[.F195])/[.$C$2]" office:value-type="float" office:value="0.469444444444444">
            <text:p>0.47</text:p>
          </table:table-cell>
          <table:table-cell table:style-name="ce2" table:formula="of:=[.$C$3]*[.G195]" office:value-type="currency" office:currency="MXN" office:value="7041.66666666667">
            <text:p>$7,04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92">
            <text:p>192</text:p>
          </table:table-cell>
          <table:table-cell table:formula="of:=([.$C$2]-[.F196])/[.$C$2]" office:value-type="float" office:value="0.466666666666667">
            <text:p>0.47</text:p>
          </table:table-cell>
          <table:table-cell table:style-name="ce2" table:formula="of:=[.$C$3]*[.G196]" office:value-type="currency" office:currency="MXN" office:value="7000">
            <text:p>$7,00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93">
            <text:p>193</text:p>
          </table:table-cell>
          <table:table-cell table:formula="of:=([.$C$2]-[.F197])/[.$C$2]" office:value-type="float" office:value="0.463888888888889">
            <text:p>0.46</text:p>
          </table:table-cell>
          <table:table-cell table:style-name="ce2" table:formula="of:=[.$C$3]*[.G197]" office:value-type="currency" office:currency="MXN" office:value="6958.33333333333">
            <text:p>$6,95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94">
            <text:p>194</text:p>
          </table:table-cell>
          <table:table-cell table:formula="of:=([.$C$2]-[.F198])/[.$C$2]" office:value-type="float" office:value="0.461111111111111">
            <text:p>0.46</text:p>
          </table:table-cell>
          <table:table-cell table:style-name="ce2" table:formula="of:=[.$C$3]*[.G198]" office:value-type="currency" office:currency="MXN" office:value="6916.66666666667">
            <text:p>$6,91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95">
            <text:p>195</text:p>
          </table:table-cell>
          <table:table-cell table:formula="of:=([.$C$2]-[.F199])/[.$C$2]" office:value-type="float" office:value="0.458333333333333">
            <text:p>0.46</text:p>
          </table:table-cell>
          <table:table-cell table:style-name="ce2" table:formula="of:=[.$C$3]*[.G199]" office:value-type="currency" office:currency="MXN" office:value="6875">
            <text:p>$6,87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96">
            <text:p>196</text:p>
          </table:table-cell>
          <table:table-cell table:formula="of:=([.$C$2]-[.F200])/[.$C$2]" office:value-type="float" office:value="0.455555555555556">
            <text:p>0.46</text:p>
          </table:table-cell>
          <table:table-cell table:style-name="ce2" table:formula="of:=[.$C$3]*[.G200]" office:value-type="currency" office:currency="MXN" office:value="6833.33333333333">
            <text:p>$6,83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97">
            <text:p>197</text:p>
          </table:table-cell>
          <table:table-cell table:formula="of:=([.$C$2]-[.F201])/[.$C$2]" office:value-type="float" office:value="0.452777777777778">
            <text:p>0.45</text:p>
          </table:table-cell>
          <table:table-cell table:style-name="ce2" table:formula="of:=[.$C$3]*[.G201]" office:value-type="currency" office:currency="MXN" office:value="6791.66666666667">
            <text:p>$6,79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98">
            <text:p>198</text:p>
          </table:table-cell>
          <table:table-cell table:formula="of:=([.$C$2]-[.F202])/[.$C$2]" office:value-type="float" office:value="0.45">
            <text:p>0.45</text:p>
          </table:table-cell>
          <table:table-cell table:style-name="ce2" table:formula="of:=[.$C$3]*[.G202]" office:value-type="currency" office:currency="MXN" office:value="6750">
            <text:p>$6,75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199">
            <text:p>199</text:p>
          </table:table-cell>
          <table:table-cell table:formula="of:=([.$C$2]-[.F203])/[.$C$2]" office:value-type="float" office:value="0.447222222222222">
            <text:p>0.45</text:p>
          </table:table-cell>
          <table:table-cell table:style-name="ce2" table:formula="of:=[.$C$3]*[.G203]" office:value-type="currency" office:currency="MXN" office:value="6708.33333333333">
            <text:p>$6,70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00">
            <text:p>200</text:p>
          </table:table-cell>
          <table:table-cell table:formula="of:=([.$C$2]-[.F204])/[.$C$2]" office:value-type="float" office:value="0.444444444444444">
            <text:p>0.44</text:p>
          </table:table-cell>
          <table:table-cell table:style-name="ce2" table:formula="of:=[.$C$3]*[.G204]" office:value-type="currency" office:currency="MXN" office:value="6666.66666666667">
            <text:p>$6,66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01">
            <text:p>201</text:p>
          </table:table-cell>
          <table:table-cell table:formula="of:=([.$C$2]-[.F205])/[.$C$2]" office:value-type="float" office:value="0.441666666666667">
            <text:p>0.44</text:p>
          </table:table-cell>
          <table:table-cell table:style-name="ce2" table:formula="of:=[.$C$3]*[.G205]" office:value-type="currency" office:currency="MXN" office:value="6625">
            <text:p>$6,62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02">
            <text:p>202</text:p>
          </table:table-cell>
          <table:table-cell table:formula="of:=([.$C$2]-[.F206])/[.$C$2]" office:value-type="float" office:value="0.438888888888889">
            <text:p>0.44</text:p>
          </table:table-cell>
          <table:table-cell table:style-name="ce2" table:formula="of:=[.$C$3]*[.G206]" office:value-type="currency" office:currency="MXN" office:value="6583.33333333333">
            <text:p>$6,58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03">
            <text:p>203</text:p>
          </table:table-cell>
          <table:table-cell table:formula="of:=([.$C$2]-[.F207])/[.$C$2]" office:value-type="float" office:value="0.436111111111111">
            <text:p>0.44</text:p>
          </table:table-cell>
          <table:table-cell table:style-name="ce2" table:formula="of:=[.$C$3]*[.G207]" office:value-type="currency" office:currency="MXN" office:value="6541.66666666667">
            <text:p>$6,54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04">
            <text:p>204</text:p>
          </table:table-cell>
          <table:table-cell table:formula="of:=([.$C$2]-[.F208])/[.$C$2]" office:value-type="float" office:value="0.433333333333333">
            <text:p>0.43</text:p>
          </table:table-cell>
          <table:table-cell table:style-name="ce2" table:formula="of:=[.$C$3]*[.G208]" office:value-type="currency" office:currency="MXN" office:value="6500">
            <text:p>$6,50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05">
            <text:p>205</text:p>
          </table:table-cell>
          <table:table-cell table:formula="of:=([.$C$2]-[.F209])/[.$C$2]" office:value-type="float" office:value="0.430555555555556">
            <text:p>0.43</text:p>
          </table:table-cell>
          <table:table-cell table:style-name="ce2" table:formula="of:=[.$C$3]*[.G209]" office:value-type="currency" office:currency="MXN" office:value="6458.33333333333">
            <text:p>$6,45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06">
            <text:p>206</text:p>
          </table:table-cell>
          <table:table-cell table:formula="of:=([.$C$2]-[.F210])/[.$C$2]" office:value-type="float" office:value="0.427777777777778">
            <text:p>0.43</text:p>
          </table:table-cell>
          <table:table-cell table:style-name="ce2" table:formula="of:=[.$C$3]*[.G210]" office:value-type="currency" office:currency="MXN" office:value="6416.66666666667">
            <text:p>$6,41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07">
            <text:p>207</text:p>
          </table:table-cell>
          <table:table-cell table:formula="of:=([.$C$2]-[.F211])/[.$C$2]" office:value-type="float" office:value="0.425">
            <text:p>0.43</text:p>
          </table:table-cell>
          <table:table-cell table:style-name="ce2" table:formula="of:=[.$C$3]*[.G211]" office:value-type="currency" office:currency="MXN" office:value="6375">
            <text:p>$6,37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08">
            <text:p>208</text:p>
          </table:table-cell>
          <table:table-cell table:formula="of:=([.$C$2]-[.F212])/[.$C$2]" office:value-type="float" office:value="0.422222222222222">
            <text:p>0.42</text:p>
          </table:table-cell>
          <table:table-cell table:style-name="ce2" table:formula="of:=[.$C$3]*[.G212]" office:value-type="currency" office:currency="MXN" office:value="6333.33333333333">
            <text:p>$6,33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09">
            <text:p>209</text:p>
          </table:table-cell>
          <table:table-cell table:formula="of:=([.$C$2]-[.F213])/[.$C$2]" office:value-type="float" office:value="0.419444444444444">
            <text:p>0.42</text:p>
          </table:table-cell>
          <table:table-cell table:style-name="ce2" table:formula="of:=[.$C$3]*[.G213]" office:value-type="currency" office:currency="MXN" office:value="6291.66666666667">
            <text:p>$6,29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10">
            <text:p>210</text:p>
          </table:table-cell>
          <table:table-cell table:formula="of:=([.$C$2]-[.F214])/[.$C$2]" office:value-type="float" office:value="0.416666666666667">
            <text:p>0.42</text:p>
          </table:table-cell>
          <table:table-cell table:style-name="ce2" table:formula="of:=[.$C$3]*[.G214]" office:value-type="currency" office:currency="MXN" office:value="6250">
            <text:p>$6,25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11">
            <text:p>211</text:p>
          </table:table-cell>
          <table:table-cell table:formula="of:=([.$C$2]-[.F215])/[.$C$2]" office:value-type="float" office:value="0.413888888888889">
            <text:p>0.41</text:p>
          </table:table-cell>
          <table:table-cell table:style-name="ce2" table:formula="of:=[.$C$3]*[.G215]" office:value-type="currency" office:currency="MXN" office:value="6208.33333333333">
            <text:p>$6,20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12">
            <text:p>212</text:p>
          </table:table-cell>
          <table:table-cell table:formula="of:=([.$C$2]-[.F216])/[.$C$2]" office:value-type="float" office:value="0.411111111111111">
            <text:p>0.41</text:p>
          </table:table-cell>
          <table:table-cell table:style-name="ce2" table:formula="of:=[.$C$3]*[.G216]" office:value-type="currency" office:currency="MXN" office:value="6166.66666666667">
            <text:p>$6,16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13">
            <text:p>213</text:p>
          </table:table-cell>
          <table:table-cell table:formula="of:=([.$C$2]-[.F217])/[.$C$2]" office:value-type="float" office:value="0.408333333333333">
            <text:p>0.41</text:p>
          </table:table-cell>
          <table:table-cell table:style-name="ce2" table:formula="of:=[.$C$3]*[.G217]" office:value-type="currency" office:currency="MXN" office:value="6125">
            <text:p>$6,12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14">
            <text:p>214</text:p>
          </table:table-cell>
          <table:table-cell table:formula="of:=([.$C$2]-[.F218])/[.$C$2]" office:value-type="float" office:value="0.405555555555556">
            <text:p>0.41</text:p>
          </table:table-cell>
          <table:table-cell table:style-name="ce2" table:formula="of:=[.$C$3]*[.G218]" office:value-type="currency" office:currency="MXN" office:value="6083.33333333333">
            <text:p>$6,08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15">
            <text:p>215</text:p>
          </table:table-cell>
          <table:table-cell table:formula="of:=([.$C$2]-[.F219])/[.$C$2]" office:value-type="float" office:value="0.402777777777778">
            <text:p>0.40</text:p>
          </table:table-cell>
          <table:table-cell table:style-name="ce2" table:formula="of:=[.$C$3]*[.G219]" office:value-type="currency" office:currency="MXN" office:value="6041.66666666667">
            <text:p>$6,04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16">
            <text:p>216</text:p>
          </table:table-cell>
          <table:table-cell table:formula="of:=([.$C$2]-[.F220])/[.$C$2]" office:value-type="float" office:value="0.4">
            <text:p>0.40</text:p>
          </table:table-cell>
          <table:table-cell table:style-name="ce2" table:formula="of:=[.$C$3]*[.G220]" office:value-type="currency" office:currency="MXN" office:value="6000">
            <text:p>$6,00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17">
            <text:p>217</text:p>
          </table:table-cell>
          <table:table-cell table:formula="of:=([.$C$2]-[.F221])/[.$C$2]" office:value-type="float" office:value="0.397222222222222">
            <text:p>0.40</text:p>
          </table:table-cell>
          <table:table-cell table:style-name="ce2" table:formula="of:=[.$C$3]*[.G221]" office:value-type="currency" office:currency="MXN" office:value="5958.33333333333">
            <text:p>$5,95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18">
            <text:p>218</text:p>
          </table:table-cell>
          <table:table-cell table:formula="of:=([.$C$2]-[.F222])/[.$C$2]" office:value-type="float" office:value="0.394444444444444">
            <text:p>0.39</text:p>
          </table:table-cell>
          <table:table-cell table:style-name="ce2" table:formula="of:=[.$C$3]*[.G222]" office:value-type="currency" office:currency="MXN" office:value="5916.66666666667">
            <text:p>$5,91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19">
            <text:p>219</text:p>
          </table:table-cell>
          <table:table-cell table:formula="of:=([.$C$2]-[.F223])/[.$C$2]" office:value-type="float" office:value="0.391666666666667">
            <text:p>0.39</text:p>
          </table:table-cell>
          <table:table-cell table:style-name="ce2" table:formula="of:=[.$C$3]*[.G223]" office:value-type="currency" office:currency="MXN" office:value="5875">
            <text:p>$5,87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20">
            <text:p>220</text:p>
          </table:table-cell>
          <table:table-cell table:formula="of:=([.$C$2]-[.F224])/[.$C$2]" office:value-type="float" office:value="0.388888888888889">
            <text:p>0.39</text:p>
          </table:table-cell>
          <table:table-cell table:style-name="ce2" table:formula="of:=[.$C$3]*[.G224]" office:value-type="currency" office:currency="MXN" office:value="5833.33333333333">
            <text:p>$5,83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21">
            <text:p>221</text:p>
          </table:table-cell>
          <table:table-cell table:formula="of:=([.$C$2]-[.F225])/[.$C$2]" office:value-type="float" office:value="0.386111111111111">
            <text:p>0.39</text:p>
          </table:table-cell>
          <table:table-cell table:style-name="ce2" table:formula="of:=[.$C$3]*[.G225]" office:value-type="currency" office:currency="MXN" office:value="5791.66666666667">
            <text:p>$5,79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22">
            <text:p>222</text:p>
          </table:table-cell>
          <table:table-cell table:formula="of:=([.$C$2]-[.F226])/[.$C$2]" office:value-type="float" office:value="0.383333333333333">
            <text:p>0.38</text:p>
          </table:table-cell>
          <table:table-cell table:style-name="ce2" table:formula="of:=[.$C$3]*[.G226]" office:value-type="currency" office:currency="MXN" office:value="5750">
            <text:p>$5,75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23">
            <text:p>223</text:p>
          </table:table-cell>
          <table:table-cell table:formula="of:=([.$C$2]-[.F227])/[.$C$2]" office:value-type="float" office:value="0.380555555555556">
            <text:p>0.38</text:p>
          </table:table-cell>
          <table:table-cell table:style-name="ce2" table:formula="of:=[.$C$3]*[.G227]" office:value-type="currency" office:currency="MXN" office:value="5708.33333333333">
            <text:p>$5,70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24">
            <text:p>224</text:p>
          </table:table-cell>
          <table:table-cell table:formula="of:=([.$C$2]-[.F228])/[.$C$2]" office:value-type="float" office:value="0.377777777777778">
            <text:p>0.38</text:p>
          </table:table-cell>
          <table:table-cell table:style-name="ce2" table:formula="of:=[.$C$3]*[.G228]" office:value-type="currency" office:currency="MXN" office:value="5666.66666666667">
            <text:p>$5,66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25">
            <text:p>225</text:p>
          </table:table-cell>
          <table:table-cell table:formula="of:=([.$C$2]-[.F229])/[.$C$2]" office:value-type="float" office:value="0.375">
            <text:p>0.38</text:p>
          </table:table-cell>
          <table:table-cell table:style-name="ce2" table:formula="of:=[.$C$3]*[.G229]" office:value-type="currency" office:currency="MXN" office:value="5625">
            <text:p>$5,62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26">
            <text:p>226</text:p>
          </table:table-cell>
          <table:table-cell table:formula="of:=([.$C$2]-[.F230])/[.$C$2]" office:value-type="float" office:value="0.372222222222222">
            <text:p>0.37</text:p>
          </table:table-cell>
          <table:table-cell table:style-name="ce2" table:formula="of:=[.$C$3]*[.G230]" office:value-type="currency" office:currency="MXN" office:value="5583.33333333333">
            <text:p>$5,58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27">
            <text:p>227</text:p>
          </table:table-cell>
          <table:table-cell table:formula="of:=([.$C$2]-[.F231])/[.$C$2]" office:value-type="float" office:value="0.369444444444444">
            <text:p>0.37</text:p>
          </table:table-cell>
          <table:table-cell table:style-name="ce2" table:formula="of:=[.$C$3]*[.G231]" office:value-type="currency" office:currency="MXN" office:value="5541.66666666667">
            <text:p>$5,54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28">
            <text:p>228</text:p>
          </table:table-cell>
          <table:table-cell table:formula="of:=([.$C$2]-[.F232])/[.$C$2]" office:value-type="float" office:value="0.366666666666667">
            <text:p>0.37</text:p>
          </table:table-cell>
          <table:table-cell table:style-name="ce2" table:formula="of:=[.$C$3]*[.G232]" office:value-type="currency" office:currency="MXN" office:value="5500">
            <text:p>$5,50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29">
            <text:p>229</text:p>
          </table:table-cell>
          <table:table-cell table:formula="of:=([.$C$2]-[.F233])/[.$C$2]" office:value-type="float" office:value="0.363888888888889">
            <text:p>0.36</text:p>
          </table:table-cell>
          <table:table-cell table:style-name="ce2" table:formula="of:=[.$C$3]*[.G233]" office:value-type="currency" office:currency="MXN" office:value="5458.33333333333">
            <text:p>$5,45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30">
            <text:p>230</text:p>
          </table:table-cell>
          <table:table-cell table:formula="of:=([.$C$2]-[.F234])/[.$C$2]" office:value-type="float" office:value="0.361111111111111">
            <text:p>0.36</text:p>
          </table:table-cell>
          <table:table-cell table:style-name="ce2" table:formula="of:=[.$C$3]*[.G234]" office:value-type="currency" office:currency="MXN" office:value="5416.66666666667">
            <text:p>$5,41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31">
            <text:p>231</text:p>
          </table:table-cell>
          <table:table-cell table:formula="of:=([.$C$2]-[.F235])/[.$C$2]" office:value-type="float" office:value="0.358333333333333">
            <text:p>0.36</text:p>
          </table:table-cell>
          <table:table-cell table:style-name="ce2" table:formula="of:=[.$C$3]*[.G235]" office:value-type="currency" office:currency="MXN" office:value="5375">
            <text:p>$5,37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32">
            <text:p>232</text:p>
          </table:table-cell>
          <table:table-cell table:formula="of:=([.$C$2]-[.F236])/[.$C$2]" office:value-type="float" office:value="0.355555555555556">
            <text:p>0.36</text:p>
          </table:table-cell>
          <table:table-cell table:style-name="ce2" table:formula="of:=[.$C$3]*[.G236]" office:value-type="currency" office:currency="MXN" office:value="5333.33333333333">
            <text:p>$5,33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33">
            <text:p>233</text:p>
          </table:table-cell>
          <table:table-cell table:formula="of:=([.$C$2]-[.F237])/[.$C$2]" office:value-type="float" office:value="0.352777777777778">
            <text:p>0.35</text:p>
          </table:table-cell>
          <table:table-cell table:style-name="ce2" table:formula="of:=[.$C$3]*[.G237]" office:value-type="currency" office:currency="MXN" office:value="5291.66666666667">
            <text:p>$5,29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34">
            <text:p>234</text:p>
          </table:table-cell>
          <table:table-cell table:formula="of:=([.$C$2]-[.F238])/[.$C$2]" office:value-type="float" office:value="0.35">
            <text:p>0.35</text:p>
          </table:table-cell>
          <table:table-cell table:style-name="ce2" table:formula="of:=[.$C$3]*[.G238]" office:value-type="currency" office:currency="MXN" office:value="5250">
            <text:p>$5,25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35">
            <text:p>235</text:p>
          </table:table-cell>
          <table:table-cell table:formula="of:=([.$C$2]-[.F239])/[.$C$2]" office:value-type="float" office:value="0.347222222222222">
            <text:p>0.35</text:p>
          </table:table-cell>
          <table:table-cell table:style-name="ce2" table:formula="of:=[.$C$3]*[.G239]" office:value-type="currency" office:currency="MXN" office:value="5208.33333333333">
            <text:p>$5,20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36">
            <text:p>236</text:p>
          </table:table-cell>
          <table:table-cell table:formula="of:=([.$C$2]-[.F240])/[.$C$2]" office:value-type="float" office:value="0.344444444444444">
            <text:p>0.34</text:p>
          </table:table-cell>
          <table:table-cell table:style-name="ce2" table:formula="of:=[.$C$3]*[.G240]" office:value-type="currency" office:currency="MXN" office:value="5166.66666666667">
            <text:p>$5,16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37">
            <text:p>237</text:p>
          </table:table-cell>
          <table:table-cell table:formula="of:=([.$C$2]-[.F241])/[.$C$2]" office:value-type="float" office:value="0.341666666666667">
            <text:p>0.34</text:p>
          </table:table-cell>
          <table:table-cell table:style-name="ce2" table:formula="of:=[.$C$3]*[.G241]" office:value-type="currency" office:currency="MXN" office:value="5125">
            <text:p>$5,12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38">
            <text:p>238</text:p>
          </table:table-cell>
          <table:table-cell table:formula="of:=([.$C$2]-[.F242])/[.$C$2]" office:value-type="float" office:value="0.338888888888889">
            <text:p>0.34</text:p>
          </table:table-cell>
          <table:table-cell table:style-name="ce2" table:formula="of:=[.$C$3]*[.G242]" office:value-type="currency" office:currency="MXN" office:value="5083.33333333333">
            <text:p>$5,08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39">
            <text:p>239</text:p>
          </table:table-cell>
          <table:table-cell table:formula="of:=([.$C$2]-[.F243])/[.$C$2]" office:value-type="float" office:value="0.336111111111111">
            <text:p>0.34</text:p>
          </table:table-cell>
          <table:table-cell table:style-name="ce2" table:formula="of:=[.$C$3]*[.G243]" office:value-type="currency" office:currency="MXN" office:value="5041.66666666667">
            <text:p>$5,04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40">
            <text:p>240</text:p>
          </table:table-cell>
          <table:table-cell table:formula="of:=([.$C$2]-[.F244])/[.$C$2]" office:value-type="float" office:value="0.333333333333333">
            <text:p>0.33</text:p>
          </table:table-cell>
          <table:table-cell table:style-name="ce2" table:formula="of:=[.$C$3]*[.G244]" office:value-type="currency" office:currency="MXN" office:value="5000">
            <text:p>$5,00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41">
            <text:p>241</text:p>
          </table:table-cell>
          <table:table-cell table:formula="of:=([.$C$2]-[.F245])/[.$C$2]" office:value-type="float" office:value="0.330555555555556">
            <text:p>0.33</text:p>
          </table:table-cell>
          <table:table-cell table:style-name="ce2" table:formula="of:=[.$C$3]*[.G245]" office:value-type="currency" office:currency="MXN" office:value="4958.33333333333">
            <text:p>$4,95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42">
            <text:p>242</text:p>
          </table:table-cell>
          <table:table-cell table:formula="of:=([.$C$2]-[.F246])/[.$C$2]" office:value-type="float" office:value="0.327777777777778">
            <text:p>0.33</text:p>
          </table:table-cell>
          <table:table-cell table:style-name="ce2" table:formula="of:=[.$C$3]*[.G246]" office:value-type="currency" office:currency="MXN" office:value="4916.66666666667">
            <text:p>$4,91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43">
            <text:p>243</text:p>
          </table:table-cell>
          <table:table-cell table:formula="of:=([.$C$2]-[.F247])/[.$C$2]" office:value-type="float" office:value="0.325">
            <text:p>0.33</text:p>
          </table:table-cell>
          <table:table-cell table:style-name="ce2" table:formula="of:=[.$C$3]*[.G247]" office:value-type="currency" office:currency="MXN" office:value="4875">
            <text:p>$4,87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44">
            <text:p>244</text:p>
          </table:table-cell>
          <table:table-cell table:formula="of:=([.$C$2]-[.F248])/[.$C$2]" office:value-type="float" office:value="0.322222222222222">
            <text:p>0.32</text:p>
          </table:table-cell>
          <table:table-cell table:style-name="ce2" table:formula="of:=[.$C$3]*[.G248]" office:value-type="currency" office:currency="MXN" office:value="4833.33333333333">
            <text:p>$4,83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45">
            <text:p>245</text:p>
          </table:table-cell>
          <table:table-cell table:formula="of:=([.$C$2]-[.F249])/[.$C$2]" office:value-type="float" office:value="0.319444444444444">
            <text:p>0.32</text:p>
          </table:table-cell>
          <table:table-cell table:style-name="ce2" table:formula="of:=[.$C$3]*[.G249]" office:value-type="currency" office:currency="MXN" office:value="4791.66666666667">
            <text:p>$4,79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46">
            <text:p>246</text:p>
          </table:table-cell>
          <table:table-cell table:formula="of:=([.$C$2]-[.F250])/[.$C$2]" office:value-type="float" office:value="0.316666666666667">
            <text:p>0.32</text:p>
          </table:table-cell>
          <table:table-cell table:style-name="ce2" table:formula="of:=[.$C$3]*[.G250]" office:value-type="currency" office:currency="MXN" office:value="4750">
            <text:p>$4,75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47">
            <text:p>247</text:p>
          </table:table-cell>
          <table:table-cell table:formula="of:=([.$C$2]-[.F251])/[.$C$2]" office:value-type="float" office:value="0.313888888888889">
            <text:p>0.31</text:p>
          </table:table-cell>
          <table:table-cell table:style-name="ce2" table:formula="of:=[.$C$3]*[.G251]" office:value-type="currency" office:currency="MXN" office:value="4708.33333333333">
            <text:p>$4,70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48">
            <text:p>248</text:p>
          </table:table-cell>
          <table:table-cell table:formula="of:=([.$C$2]-[.F252])/[.$C$2]" office:value-type="float" office:value="0.311111111111111">
            <text:p>0.31</text:p>
          </table:table-cell>
          <table:table-cell table:style-name="ce2" table:formula="of:=[.$C$3]*[.G252]" office:value-type="currency" office:currency="MXN" office:value="4666.66666666667">
            <text:p>$4,66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49">
            <text:p>249</text:p>
          </table:table-cell>
          <table:table-cell table:formula="of:=([.$C$2]-[.F253])/[.$C$2]" office:value-type="float" office:value="0.308333333333333">
            <text:p>0.31</text:p>
          </table:table-cell>
          <table:table-cell table:style-name="ce2" table:formula="of:=[.$C$3]*[.G253]" office:value-type="currency" office:currency="MXN" office:value="4625">
            <text:p>$4,62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50">
            <text:p>250</text:p>
          </table:table-cell>
          <table:table-cell table:formula="of:=([.$C$2]-[.F254])/[.$C$2]" office:value-type="float" office:value="0.305555555555556">
            <text:p>0.31</text:p>
          </table:table-cell>
          <table:table-cell table:style-name="ce2" table:formula="of:=[.$C$3]*[.G254]" office:value-type="currency" office:currency="MXN" office:value="4583.33333333333">
            <text:p>$4,58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51">
            <text:p>251</text:p>
          </table:table-cell>
          <table:table-cell table:formula="of:=([.$C$2]-[.F255])/[.$C$2]" office:value-type="float" office:value="0.302777777777778">
            <text:p>0.30</text:p>
          </table:table-cell>
          <table:table-cell table:style-name="ce2" table:formula="of:=[.$C$3]*[.G255]" office:value-type="currency" office:currency="MXN" office:value="4541.66666666667">
            <text:p>$4,54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52">
            <text:p>252</text:p>
          </table:table-cell>
          <table:table-cell table:formula="of:=([.$C$2]-[.F256])/[.$C$2]" office:value-type="float" office:value="0.3">
            <text:p>0.30</text:p>
          </table:table-cell>
          <table:table-cell table:style-name="ce2" table:formula="of:=[.$C$3]*[.G256]" office:value-type="currency" office:currency="MXN" office:value="4500">
            <text:p>$4,50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53">
            <text:p>253</text:p>
          </table:table-cell>
          <table:table-cell table:formula="of:=([.$C$2]-[.F257])/[.$C$2]" office:value-type="float" office:value="0.297222222222222">
            <text:p>0.30</text:p>
          </table:table-cell>
          <table:table-cell table:style-name="ce2" table:formula="of:=[.$C$3]*[.G257]" office:value-type="currency" office:currency="MXN" office:value="4458.33333333333">
            <text:p>$4,45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54">
            <text:p>254</text:p>
          </table:table-cell>
          <table:table-cell table:formula="of:=([.$C$2]-[.F258])/[.$C$2]" office:value-type="float" office:value="0.294444444444444">
            <text:p>0.29</text:p>
          </table:table-cell>
          <table:table-cell table:style-name="ce2" table:formula="of:=[.$C$3]*[.G258]" office:value-type="currency" office:currency="MXN" office:value="4416.66666666667">
            <text:p>$4,41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55">
            <text:p>255</text:p>
          </table:table-cell>
          <table:table-cell table:formula="of:=([.$C$2]-[.F259])/[.$C$2]" office:value-type="float" office:value="0.291666666666667">
            <text:p>0.29</text:p>
          </table:table-cell>
          <table:table-cell table:style-name="ce2" table:formula="of:=[.$C$3]*[.G259]" office:value-type="currency" office:currency="MXN" office:value="4375">
            <text:p>$4,37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56">
            <text:p>256</text:p>
          </table:table-cell>
          <table:table-cell table:formula="of:=([.$C$2]-[.F260])/[.$C$2]" office:value-type="float" office:value="0.288888888888889">
            <text:p>0.29</text:p>
          </table:table-cell>
          <table:table-cell table:style-name="ce2" table:formula="of:=[.$C$3]*[.G260]" office:value-type="currency" office:currency="MXN" office:value="4333.33333333333">
            <text:p>$4,33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57">
            <text:p>257</text:p>
          </table:table-cell>
          <table:table-cell table:formula="of:=([.$C$2]-[.F261])/[.$C$2]" office:value-type="float" office:value="0.286111111111111">
            <text:p>0.29</text:p>
          </table:table-cell>
          <table:table-cell table:style-name="ce2" table:formula="of:=[.$C$3]*[.G261]" office:value-type="currency" office:currency="MXN" office:value="4291.66666666667">
            <text:p>$4,29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58">
            <text:p>258</text:p>
          </table:table-cell>
          <table:table-cell table:formula="of:=([.$C$2]-[.F262])/[.$C$2]" office:value-type="float" office:value="0.283333333333333">
            <text:p>0.28</text:p>
          </table:table-cell>
          <table:table-cell table:style-name="ce2" table:formula="of:=[.$C$3]*[.G262]" office:value-type="currency" office:currency="MXN" office:value="4250">
            <text:p>$4,25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59">
            <text:p>259</text:p>
          </table:table-cell>
          <table:table-cell table:formula="of:=([.$C$2]-[.F263])/[.$C$2]" office:value-type="float" office:value="0.280555555555556">
            <text:p>0.28</text:p>
          </table:table-cell>
          <table:table-cell table:style-name="ce2" table:formula="of:=[.$C$3]*[.G263]" office:value-type="currency" office:currency="MXN" office:value="4208.33333333333">
            <text:p>$4,20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60">
            <text:p>260</text:p>
          </table:table-cell>
          <table:table-cell table:formula="of:=([.$C$2]-[.F264])/[.$C$2]" office:value-type="float" office:value="0.277777777777778">
            <text:p>0.28</text:p>
          </table:table-cell>
          <table:table-cell table:style-name="ce2" table:formula="of:=[.$C$3]*[.G264]" office:value-type="currency" office:currency="MXN" office:value="4166.66666666667">
            <text:p>$4,16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61">
            <text:p>261</text:p>
          </table:table-cell>
          <table:table-cell table:formula="of:=([.$C$2]-[.F265])/[.$C$2]" office:value-type="float" office:value="0.275">
            <text:p>0.28</text:p>
          </table:table-cell>
          <table:table-cell table:style-name="ce2" table:formula="of:=[.$C$3]*[.G265]" office:value-type="currency" office:currency="MXN" office:value="4125">
            <text:p>$4,12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62">
            <text:p>262</text:p>
          </table:table-cell>
          <table:table-cell table:formula="of:=([.$C$2]-[.F266])/[.$C$2]" office:value-type="float" office:value="0.272222222222222">
            <text:p>0.27</text:p>
          </table:table-cell>
          <table:table-cell table:style-name="ce2" table:formula="of:=[.$C$3]*[.G266]" office:value-type="currency" office:currency="MXN" office:value="4083.33333333333">
            <text:p>$4,08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63">
            <text:p>263</text:p>
          </table:table-cell>
          <table:table-cell table:formula="of:=([.$C$2]-[.F267])/[.$C$2]" office:value-type="float" office:value="0.269444444444444">
            <text:p>0.27</text:p>
          </table:table-cell>
          <table:table-cell table:style-name="ce2" table:formula="of:=[.$C$3]*[.G267]" office:value-type="currency" office:currency="MXN" office:value="4041.66666666667">
            <text:p>$4,04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64">
            <text:p>264</text:p>
          </table:table-cell>
          <table:table-cell table:formula="of:=([.$C$2]-[.F268])/[.$C$2]" office:value-type="float" office:value="0.266666666666667">
            <text:p>0.27</text:p>
          </table:table-cell>
          <table:table-cell table:style-name="ce2" table:formula="of:=[.$C$3]*[.G268]" office:value-type="currency" office:currency="MXN" office:value="4000">
            <text:p>$4,00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65">
            <text:p>265</text:p>
          </table:table-cell>
          <table:table-cell table:formula="of:=([.$C$2]-[.F269])/[.$C$2]" office:value-type="float" office:value="0.263888888888889">
            <text:p>0.26</text:p>
          </table:table-cell>
          <table:table-cell table:style-name="ce2" table:formula="of:=[.$C$3]*[.G269]" office:value-type="currency" office:currency="MXN" office:value="3958.33333333333">
            <text:p>$3,95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66">
            <text:p>266</text:p>
          </table:table-cell>
          <table:table-cell table:formula="of:=([.$C$2]-[.F270])/[.$C$2]" office:value-type="float" office:value="0.261111111111111">
            <text:p>0.26</text:p>
          </table:table-cell>
          <table:table-cell table:style-name="ce2" table:formula="of:=[.$C$3]*[.G270]" office:value-type="currency" office:currency="MXN" office:value="3916.66666666667">
            <text:p>$3,91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67">
            <text:p>267</text:p>
          </table:table-cell>
          <table:table-cell table:formula="of:=([.$C$2]-[.F271])/[.$C$2]" office:value-type="float" office:value="0.258333333333333">
            <text:p>0.26</text:p>
          </table:table-cell>
          <table:table-cell table:style-name="ce2" table:formula="of:=[.$C$3]*[.G271]" office:value-type="currency" office:currency="MXN" office:value="3875">
            <text:p>$3,87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68">
            <text:p>268</text:p>
          </table:table-cell>
          <table:table-cell table:formula="of:=([.$C$2]-[.F272])/[.$C$2]" office:value-type="float" office:value="0.255555555555556">
            <text:p>0.26</text:p>
          </table:table-cell>
          <table:table-cell table:style-name="ce2" table:formula="of:=[.$C$3]*[.G272]" office:value-type="currency" office:currency="MXN" office:value="3833.33333333333">
            <text:p>$3,83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69">
            <text:p>269</text:p>
          </table:table-cell>
          <table:table-cell table:formula="of:=([.$C$2]-[.F273])/[.$C$2]" office:value-type="float" office:value="0.252777777777778">
            <text:p>0.25</text:p>
          </table:table-cell>
          <table:table-cell table:style-name="ce2" table:formula="of:=[.$C$3]*[.G273]" office:value-type="currency" office:currency="MXN" office:value="3791.66666666667">
            <text:p>$3,79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70">
            <text:p>270</text:p>
          </table:table-cell>
          <table:table-cell table:formula="of:=([.$C$2]-[.F274])/[.$C$2]" office:value-type="float" office:value="0.25">
            <text:p>0.25</text:p>
          </table:table-cell>
          <table:table-cell table:style-name="ce2" table:formula="of:=[.$C$3]*[.G274]" office:value-type="currency" office:currency="MXN" office:value="3750">
            <text:p>$3,75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71">
            <text:p>271</text:p>
          </table:table-cell>
          <table:table-cell table:formula="of:=([.$C$2]-[.F275])/[.$C$2]" office:value-type="float" office:value="0.247222222222222">
            <text:p>0.25</text:p>
          </table:table-cell>
          <table:table-cell table:style-name="ce2" table:formula="of:=[.$C$3]*[.G275]" office:value-type="currency" office:currency="MXN" office:value="3708.33333333333">
            <text:p>$3,70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72">
            <text:p>272</text:p>
          </table:table-cell>
          <table:table-cell table:formula="of:=([.$C$2]-[.F276])/[.$C$2]" office:value-type="float" office:value="0.244444444444444">
            <text:p>0.24</text:p>
          </table:table-cell>
          <table:table-cell table:style-name="ce2" table:formula="of:=[.$C$3]*[.G276]" office:value-type="currency" office:currency="MXN" office:value="3666.66666666667">
            <text:p>$3,66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73">
            <text:p>273</text:p>
          </table:table-cell>
          <table:table-cell table:formula="of:=([.$C$2]-[.F277])/[.$C$2]" office:value-type="float" office:value="0.241666666666667">
            <text:p>0.24</text:p>
          </table:table-cell>
          <table:table-cell table:style-name="ce2" table:formula="of:=[.$C$3]*[.G277]" office:value-type="currency" office:currency="MXN" office:value="3625">
            <text:p>$3,62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74">
            <text:p>274</text:p>
          </table:table-cell>
          <table:table-cell table:formula="of:=([.$C$2]-[.F278])/[.$C$2]" office:value-type="float" office:value="0.238888888888889">
            <text:p>0.24</text:p>
          </table:table-cell>
          <table:table-cell table:style-name="ce2" table:formula="of:=[.$C$3]*[.G278]" office:value-type="currency" office:currency="MXN" office:value="3583.33333333333">
            <text:p>$3,58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75">
            <text:p>275</text:p>
          </table:table-cell>
          <table:table-cell table:formula="of:=([.$C$2]-[.F279])/[.$C$2]" office:value-type="float" office:value="0.236111111111111">
            <text:p>0.24</text:p>
          </table:table-cell>
          <table:table-cell table:style-name="ce2" table:formula="of:=[.$C$3]*[.G279]" office:value-type="currency" office:currency="MXN" office:value="3541.66666666667">
            <text:p>$3,54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76">
            <text:p>276</text:p>
          </table:table-cell>
          <table:table-cell table:formula="of:=([.$C$2]-[.F280])/[.$C$2]" office:value-type="float" office:value="0.233333333333333">
            <text:p>0.23</text:p>
          </table:table-cell>
          <table:table-cell table:style-name="ce2" table:formula="of:=[.$C$3]*[.G280]" office:value-type="currency" office:currency="MXN" office:value="3500">
            <text:p>$3,50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77">
            <text:p>277</text:p>
          </table:table-cell>
          <table:table-cell table:formula="of:=([.$C$2]-[.F281])/[.$C$2]" office:value-type="float" office:value="0.230555555555556">
            <text:p>0.23</text:p>
          </table:table-cell>
          <table:table-cell table:style-name="ce2" table:formula="of:=[.$C$3]*[.G281]" office:value-type="currency" office:currency="MXN" office:value="3458.33333333333">
            <text:p>$3,45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78">
            <text:p>278</text:p>
          </table:table-cell>
          <table:table-cell table:formula="of:=([.$C$2]-[.F282])/[.$C$2]" office:value-type="float" office:value="0.227777777777778">
            <text:p>0.23</text:p>
          </table:table-cell>
          <table:table-cell table:style-name="ce2" table:formula="of:=[.$C$3]*[.G282]" office:value-type="currency" office:currency="MXN" office:value="3416.66666666667">
            <text:p>$3,41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79">
            <text:p>279</text:p>
          </table:table-cell>
          <table:table-cell table:formula="of:=([.$C$2]-[.F283])/[.$C$2]" office:value-type="float" office:value="0.225">
            <text:p>0.23</text:p>
          </table:table-cell>
          <table:table-cell table:style-name="ce2" table:formula="of:=[.$C$3]*[.G283]" office:value-type="currency" office:currency="MXN" office:value="3375">
            <text:p>$3,37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80">
            <text:p>280</text:p>
          </table:table-cell>
          <table:table-cell table:formula="of:=([.$C$2]-[.F284])/[.$C$2]" office:value-type="float" office:value="0.222222222222222">
            <text:p>0.22</text:p>
          </table:table-cell>
          <table:table-cell table:style-name="ce2" table:formula="of:=[.$C$3]*[.G284]" office:value-type="currency" office:currency="MXN" office:value="3333.33333333333">
            <text:p>$3,33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81">
            <text:p>281</text:p>
          </table:table-cell>
          <table:table-cell table:formula="of:=([.$C$2]-[.F285])/[.$C$2]" office:value-type="float" office:value="0.219444444444444">
            <text:p>0.22</text:p>
          </table:table-cell>
          <table:table-cell table:style-name="ce2" table:formula="of:=[.$C$3]*[.G285]" office:value-type="currency" office:currency="MXN" office:value="3291.66666666667">
            <text:p>$3,29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82">
            <text:p>282</text:p>
          </table:table-cell>
          <table:table-cell table:formula="of:=([.$C$2]-[.F286])/[.$C$2]" office:value-type="float" office:value="0.216666666666667">
            <text:p>0.22</text:p>
          </table:table-cell>
          <table:table-cell table:style-name="ce2" table:formula="of:=[.$C$3]*[.G286]" office:value-type="currency" office:currency="MXN" office:value="3250">
            <text:p>$3,25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83">
            <text:p>283</text:p>
          </table:table-cell>
          <table:table-cell table:formula="of:=([.$C$2]-[.F287])/[.$C$2]" office:value-type="float" office:value="0.213888888888889">
            <text:p>0.21</text:p>
          </table:table-cell>
          <table:table-cell table:style-name="ce2" table:formula="of:=[.$C$3]*[.G287]" office:value-type="currency" office:currency="MXN" office:value="3208.33333333333">
            <text:p>$3,20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84">
            <text:p>284</text:p>
          </table:table-cell>
          <table:table-cell table:formula="of:=([.$C$2]-[.F288])/[.$C$2]" office:value-type="float" office:value="0.211111111111111">
            <text:p>0.21</text:p>
          </table:table-cell>
          <table:table-cell table:style-name="ce2" table:formula="of:=[.$C$3]*[.G288]" office:value-type="currency" office:currency="MXN" office:value="3166.66666666667">
            <text:p>$3,16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85">
            <text:p>285</text:p>
          </table:table-cell>
          <table:table-cell table:formula="of:=([.$C$2]-[.F289])/[.$C$2]" office:value-type="float" office:value="0.208333333333333">
            <text:p>0.21</text:p>
          </table:table-cell>
          <table:table-cell table:style-name="ce2" table:formula="of:=[.$C$3]*[.G289]" office:value-type="currency" office:currency="MXN" office:value="3125">
            <text:p>$3,12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86">
            <text:p>286</text:p>
          </table:table-cell>
          <table:table-cell table:formula="of:=([.$C$2]-[.F290])/[.$C$2]" office:value-type="float" office:value="0.205555555555556">
            <text:p>0.21</text:p>
          </table:table-cell>
          <table:table-cell table:style-name="ce2" table:formula="of:=[.$C$3]*[.G290]" office:value-type="currency" office:currency="MXN" office:value="3083.33333333333">
            <text:p>$3,08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87">
            <text:p>287</text:p>
          </table:table-cell>
          <table:table-cell table:formula="of:=([.$C$2]-[.F291])/[.$C$2]" office:value-type="float" office:value="0.202777777777778">
            <text:p>0.20</text:p>
          </table:table-cell>
          <table:table-cell table:style-name="ce2" table:formula="of:=[.$C$3]*[.G291]" office:value-type="currency" office:currency="MXN" office:value="3041.66666666667">
            <text:p>$3,04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88">
            <text:p>288</text:p>
          </table:table-cell>
          <table:table-cell table:formula="of:=([.$C$2]-[.F292])/[.$C$2]" office:value-type="float" office:value="0.2">
            <text:p>0.20</text:p>
          </table:table-cell>
          <table:table-cell table:style-name="ce2" table:formula="of:=[.$C$3]*[.G292]" office:value-type="currency" office:currency="MXN" office:value="3000">
            <text:p>$3,00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89">
            <text:p>289</text:p>
          </table:table-cell>
          <table:table-cell table:formula="of:=([.$C$2]-[.F293])/[.$C$2]" office:value-type="float" office:value="0.197222222222222">
            <text:p>0.20</text:p>
          </table:table-cell>
          <table:table-cell table:style-name="ce2" table:formula="of:=[.$C$3]*[.G293]" office:value-type="currency" office:currency="MXN" office:value="2958.33333333333">
            <text:p>$2,95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90">
            <text:p>290</text:p>
          </table:table-cell>
          <table:table-cell table:formula="of:=([.$C$2]-[.F294])/[.$C$2]" office:value-type="float" office:value="0.194444444444444">
            <text:p>0.19</text:p>
          </table:table-cell>
          <table:table-cell table:style-name="ce2" table:formula="of:=[.$C$3]*[.G294]" office:value-type="currency" office:currency="MXN" office:value="2916.66666666667">
            <text:p>$2,91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91">
            <text:p>291</text:p>
          </table:table-cell>
          <table:table-cell table:formula="of:=([.$C$2]-[.F295])/[.$C$2]" office:value-type="float" office:value="0.191666666666667">
            <text:p>0.19</text:p>
          </table:table-cell>
          <table:table-cell table:style-name="ce2" table:formula="of:=[.$C$3]*[.G295]" office:value-type="currency" office:currency="MXN" office:value="2875">
            <text:p>$2,87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92">
            <text:p>292</text:p>
          </table:table-cell>
          <table:table-cell table:formula="of:=([.$C$2]-[.F296])/[.$C$2]" office:value-type="float" office:value="0.188888888888889">
            <text:p>0.19</text:p>
          </table:table-cell>
          <table:table-cell table:style-name="ce2" table:formula="of:=[.$C$3]*[.G296]" office:value-type="currency" office:currency="MXN" office:value="2833.33333333333">
            <text:p>$2,83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93">
            <text:p>293</text:p>
          </table:table-cell>
          <table:table-cell table:formula="of:=([.$C$2]-[.F297])/[.$C$2]" office:value-type="float" office:value="0.186111111111111">
            <text:p>0.19</text:p>
          </table:table-cell>
          <table:table-cell table:style-name="ce2" table:formula="of:=[.$C$3]*[.G297]" office:value-type="currency" office:currency="MXN" office:value="2791.66666666667">
            <text:p>$2,79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94">
            <text:p>294</text:p>
          </table:table-cell>
          <table:table-cell table:formula="of:=([.$C$2]-[.F298])/[.$C$2]" office:value-type="float" office:value="0.183333333333333">
            <text:p>0.18</text:p>
          </table:table-cell>
          <table:table-cell table:style-name="ce2" table:formula="of:=[.$C$3]*[.G298]" office:value-type="currency" office:currency="MXN" office:value="2750">
            <text:p>$2,75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95">
            <text:p>295</text:p>
          </table:table-cell>
          <table:table-cell table:formula="of:=([.$C$2]-[.F299])/[.$C$2]" office:value-type="float" office:value="0.180555555555556">
            <text:p>0.18</text:p>
          </table:table-cell>
          <table:table-cell table:style-name="ce2" table:formula="of:=[.$C$3]*[.G299]" office:value-type="currency" office:currency="MXN" office:value="2708.33333333333">
            <text:p>$2,70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96">
            <text:p>296</text:p>
          </table:table-cell>
          <table:table-cell table:formula="of:=([.$C$2]-[.F300])/[.$C$2]" office:value-type="float" office:value="0.177777777777778">
            <text:p>0.18</text:p>
          </table:table-cell>
          <table:table-cell table:style-name="ce2" table:formula="of:=[.$C$3]*[.G300]" office:value-type="currency" office:currency="MXN" office:value="2666.66666666667">
            <text:p>$2,66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97">
            <text:p>297</text:p>
          </table:table-cell>
          <table:table-cell table:formula="of:=([.$C$2]-[.F301])/[.$C$2]" office:value-type="float" office:value="0.175">
            <text:p>0.18</text:p>
          </table:table-cell>
          <table:table-cell table:style-name="ce2" table:formula="of:=[.$C$3]*[.G301]" office:value-type="currency" office:currency="MXN" office:value="2625">
            <text:p>$2,62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98">
            <text:p>298</text:p>
          </table:table-cell>
          <table:table-cell table:formula="of:=([.$C$2]-[.F302])/[.$C$2]" office:value-type="float" office:value="0.172222222222222">
            <text:p>0.17</text:p>
          </table:table-cell>
          <table:table-cell table:style-name="ce2" table:formula="of:=[.$C$3]*[.G302]" office:value-type="currency" office:currency="MXN" office:value="2583.33333333333">
            <text:p>$2,58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299">
            <text:p>299</text:p>
          </table:table-cell>
          <table:table-cell table:formula="of:=([.$C$2]-[.F303])/[.$C$2]" office:value-type="float" office:value="0.169444444444444">
            <text:p>0.17</text:p>
          </table:table-cell>
          <table:table-cell table:style-name="ce2" table:formula="of:=[.$C$3]*[.G303]" office:value-type="currency" office:currency="MXN" office:value="2541.66666666667">
            <text:p>$2,54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00">
            <text:p>300</text:p>
          </table:table-cell>
          <table:table-cell table:formula="of:=([.$C$2]-[.F304])/[.$C$2]" office:value-type="float" office:value="0.166666666666667">
            <text:p>0.17</text:p>
          </table:table-cell>
          <table:table-cell table:style-name="ce2" table:formula="of:=[.$C$3]*[.G304]" office:value-type="currency" office:currency="MXN" office:value="2500">
            <text:p>$2,50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01">
            <text:p>301</text:p>
          </table:table-cell>
          <table:table-cell table:formula="of:=([.$C$2]-[.F305])/[.$C$2]" office:value-type="float" office:value="0.163888888888889">
            <text:p>0.16</text:p>
          </table:table-cell>
          <table:table-cell table:style-name="ce2" table:formula="of:=[.$C$3]*[.G305]" office:value-type="currency" office:currency="MXN" office:value="2458.33333333333">
            <text:p>$2,45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02">
            <text:p>302</text:p>
          </table:table-cell>
          <table:table-cell table:formula="of:=([.$C$2]-[.F306])/[.$C$2]" office:value-type="float" office:value="0.161111111111111">
            <text:p>0.16</text:p>
          </table:table-cell>
          <table:table-cell table:style-name="ce2" table:formula="of:=[.$C$3]*[.G306]" office:value-type="currency" office:currency="MXN" office:value="2416.66666666667">
            <text:p>$2,41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03">
            <text:p>303</text:p>
          </table:table-cell>
          <table:table-cell table:formula="of:=([.$C$2]-[.F307])/[.$C$2]" office:value-type="float" office:value="0.158333333333333">
            <text:p>0.16</text:p>
          </table:table-cell>
          <table:table-cell table:style-name="ce2" table:formula="of:=[.$C$3]*[.G307]" office:value-type="currency" office:currency="MXN" office:value="2375">
            <text:p>$2,37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04">
            <text:p>304</text:p>
          </table:table-cell>
          <table:table-cell table:formula="of:=([.$C$2]-[.F308])/[.$C$2]" office:value-type="float" office:value="0.155555555555556">
            <text:p>0.16</text:p>
          </table:table-cell>
          <table:table-cell table:style-name="ce2" table:formula="of:=[.$C$3]*[.G308]" office:value-type="currency" office:currency="MXN" office:value="2333.33333333333">
            <text:p>$2,33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05">
            <text:p>305</text:p>
          </table:table-cell>
          <table:table-cell table:formula="of:=([.$C$2]-[.F309])/[.$C$2]" office:value-type="float" office:value="0.152777777777778">
            <text:p>0.15</text:p>
          </table:table-cell>
          <table:table-cell table:style-name="ce2" table:formula="of:=[.$C$3]*[.G309]" office:value-type="currency" office:currency="MXN" office:value="2291.66666666667">
            <text:p>$2,29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06">
            <text:p>306</text:p>
          </table:table-cell>
          <table:table-cell table:formula="of:=([.$C$2]-[.F310])/[.$C$2]" office:value-type="float" office:value="0.15">
            <text:p>0.15</text:p>
          </table:table-cell>
          <table:table-cell table:style-name="ce2" table:formula="of:=[.$C$3]*[.G310]" office:value-type="currency" office:currency="MXN" office:value="2250">
            <text:p>$2,25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07">
            <text:p>307</text:p>
          </table:table-cell>
          <table:table-cell table:formula="of:=([.$C$2]-[.F311])/[.$C$2]" office:value-type="float" office:value="0.147222222222222">
            <text:p>0.15</text:p>
          </table:table-cell>
          <table:table-cell table:style-name="ce2" table:formula="of:=[.$C$3]*[.G311]" office:value-type="currency" office:currency="MXN" office:value="2208.33333333333">
            <text:p>$2,20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08">
            <text:p>308</text:p>
          </table:table-cell>
          <table:table-cell table:formula="of:=([.$C$2]-[.F312])/[.$C$2]" office:value-type="float" office:value="0.144444444444444">
            <text:p>0.14</text:p>
          </table:table-cell>
          <table:table-cell table:style-name="ce2" table:formula="of:=[.$C$3]*[.G312]" office:value-type="currency" office:currency="MXN" office:value="2166.66666666667">
            <text:p>$2,16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09">
            <text:p>309</text:p>
          </table:table-cell>
          <table:table-cell table:formula="of:=([.$C$2]-[.F313])/[.$C$2]" office:value-type="float" office:value="0.141666666666667">
            <text:p>0.14</text:p>
          </table:table-cell>
          <table:table-cell table:style-name="ce2" table:formula="of:=[.$C$3]*[.G313]" office:value-type="currency" office:currency="MXN" office:value="2125">
            <text:p>$2,12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10">
            <text:p>310</text:p>
          </table:table-cell>
          <table:table-cell table:formula="of:=([.$C$2]-[.F314])/[.$C$2]" office:value-type="float" office:value="0.138888888888889">
            <text:p>0.14</text:p>
          </table:table-cell>
          <table:table-cell table:style-name="ce2" table:formula="of:=[.$C$3]*[.G314]" office:value-type="currency" office:currency="MXN" office:value="2083.33333333333">
            <text:p>$2,08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11">
            <text:p>311</text:p>
          </table:table-cell>
          <table:table-cell table:formula="of:=([.$C$2]-[.F315])/[.$C$2]" office:value-type="float" office:value="0.136111111111111">
            <text:p>0.14</text:p>
          </table:table-cell>
          <table:table-cell table:style-name="ce2" table:formula="of:=[.$C$3]*[.G315]" office:value-type="currency" office:currency="MXN" office:value="2041.66666666667">
            <text:p>$2,04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12">
            <text:p>312</text:p>
          </table:table-cell>
          <table:table-cell table:formula="of:=([.$C$2]-[.F316])/[.$C$2]" office:value-type="float" office:value="0.133333333333333">
            <text:p>0.13</text:p>
          </table:table-cell>
          <table:table-cell table:style-name="ce2" table:formula="of:=[.$C$3]*[.G316]" office:value-type="currency" office:currency="MXN" office:value="2000">
            <text:p>$2,00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13">
            <text:p>313</text:p>
          </table:table-cell>
          <table:table-cell table:formula="of:=([.$C$2]-[.F317])/[.$C$2]" office:value-type="float" office:value="0.130555555555556">
            <text:p>0.13</text:p>
          </table:table-cell>
          <table:table-cell table:style-name="ce2" table:formula="of:=[.$C$3]*[.G317]" office:value-type="currency" office:currency="MXN" office:value="1958.33333333333">
            <text:p>$1,95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14">
            <text:p>314</text:p>
          </table:table-cell>
          <table:table-cell table:formula="of:=([.$C$2]-[.F318])/[.$C$2]" office:value-type="float" office:value="0.127777777777778">
            <text:p>0.13</text:p>
          </table:table-cell>
          <table:table-cell table:style-name="ce2" table:formula="of:=[.$C$3]*[.G318]" office:value-type="currency" office:currency="MXN" office:value="1916.66666666667">
            <text:p>$1,91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15">
            <text:p>315</text:p>
          </table:table-cell>
          <table:table-cell table:formula="of:=([.$C$2]-[.F319])/[.$C$2]" office:value-type="float" office:value="0.125">
            <text:p>0.13</text:p>
          </table:table-cell>
          <table:table-cell table:style-name="ce2" table:formula="of:=[.$C$3]*[.G319]" office:value-type="currency" office:currency="MXN" office:value="1875">
            <text:p>$1,87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16">
            <text:p>316</text:p>
          </table:table-cell>
          <table:table-cell table:formula="of:=([.$C$2]-[.F320])/[.$C$2]" office:value-type="float" office:value="0.122222222222222">
            <text:p>0.12</text:p>
          </table:table-cell>
          <table:table-cell table:style-name="ce2" table:formula="of:=[.$C$3]*[.G320]" office:value-type="currency" office:currency="MXN" office:value="1833.33333333333">
            <text:p>$1,83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17">
            <text:p>317</text:p>
          </table:table-cell>
          <table:table-cell table:formula="of:=([.$C$2]-[.F321])/[.$C$2]" office:value-type="float" office:value="0.119444444444444">
            <text:p>0.12</text:p>
          </table:table-cell>
          <table:table-cell table:style-name="ce2" table:formula="of:=[.$C$3]*[.G321]" office:value-type="currency" office:currency="MXN" office:value="1791.66666666667">
            <text:p>$1,79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18">
            <text:p>318</text:p>
          </table:table-cell>
          <table:table-cell table:formula="of:=([.$C$2]-[.F322])/[.$C$2]" office:value-type="float" office:value="0.116666666666667">
            <text:p>0.12</text:p>
          </table:table-cell>
          <table:table-cell table:style-name="ce2" table:formula="of:=[.$C$3]*[.G322]" office:value-type="currency" office:currency="MXN" office:value="1750">
            <text:p>$1,75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19">
            <text:p>319</text:p>
          </table:table-cell>
          <table:table-cell table:formula="of:=([.$C$2]-[.F323])/[.$C$2]" office:value-type="float" office:value="0.113888888888889">
            <text:p>0.11</text:p>
          </table:table-cell>
          <table:table-cell table:style-name="ce2" table:formula="of:=[.$C$3]*[.G323]" office:value-type="currency" office:currency="MXN" office:value="1708.33333333333">
            <text:p>$1,70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20">
            <text:p>320</text:p>
          </table:table-cell>
          <table:table-cell table:formula="of:=([.$C$2]-[.F324])/[.$C$2]" office:value-type="float" office:value="0.111111111111111">
            <text:p>0.11</text:p>
          </table:table-cell>
          <table:table-cell table:style-name="ce2" table:formula="of:=[.$C$3]*[.G324]" office:value-type="currency" office:currency="MXN" office:value="1666.66666666667">
            <text:p>$1,66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21">
            <text:p>321</text:p>
          </table:table-cell>
          <table:table-cell table:formula="of:=([.$C$2]-[.F325])/[.$C$2]" office:value-type="float" office:value="0.108333333333333">
            <text:p>0.11</text:p>
          </table:table-cell>
          <table:table-cell table:style-name="ce2" table:formula="of:=[.$C$3]*[.G325]" office:value-type="currency" office:currency="MXN" office:value="1625">
            <text:p>$1,62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22">
            <text:p>322</text:p>
          </table:table-cell>
          <table:table-cell table:formula="of:=([.$C$2]-[.F326])/[.$C$2]" office:value-type="float" office:value="0.105555555555556">
            <text:p>0.11</text:p>
          </table:table-cell>
          <table:table-cell table:style-name="ce2" table:formula="of:=[.$C$3]*[.G326]" office:value-type="currency" office:currency="MXN" office:value="1583.33333333333">
            <text:p>$1,58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23">
            <text:p>323</text:p>
          </table:table-cell>
          <table:table-cell table:formula="of:=([.$C$2]-[.F327])/[.$C$2]" office:value-type="float" office:value="0.102777777777778">
            <text:p>0.10</text:p>
          </table:table-cell>
          <table:table-cell table:style-name="ce2" table:formula="of:=[.$C$3]*[.G327]" office:value-type="currency" office:currency="MXN" office:value="1541.66666666667">
            <text:p>$1,54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24">
            <text:p>324</text:p>
          </table:table-cell>
          <table:table-cell table:formula="of:=([.$C$2]-[.F328])/[.$C$2]" office:value-type="float" office:value="0.1">
            <text:p>0.10</text:p>
          </table:table-cell>
          <table:table-cell table:style-name="ce2" table:formula="of:=[.$C$3]*[.G328]" office:value-type="currency" office:currency="MXN" office:value="1500">
            <text:p>$1,50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25">
            <text:p>325</text:p>
          </table:table-cell>
          <table:table-cell table:formula="of:=([.$C$2]-[.F329])/[.$C$2]" office:value-type="float" office:value="0.0972222222222222">
            <text:p>0.10</text:p>
          </table:table-cell>
          <table:table-cell table:style-name="ce2" table:formula="of:=[.$C$3]*[.G329]" office:value-type="currency" office:currency="MXN" office:value="1458.33333333333">
            <text:p>$1,45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26">
            <text:p>326</text:p>
          </table:table-cell>
          <table:table-cell table:formula="of:=([.$C$2]-[.F330])/[.$C$2]" office:value-type="float" office:value="0.0944444444444444">
            <text:p>0.09</text:p>
          </table:table-cell>
          <table:table-cell table:style-name="ce2" table:formula="of:=[.$C$3]*[.G330]" office:value-type="currency" office:currency="MXN" office:value="1416.66666666667">
            <text:p>$1,41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27">
            <text:p>327</text:p>
          </table:table-cell>
          <table:table-cell table:formula="of:=([.$C$2]-[.F331])/[.$C$2]" office:value-type="float" office:value="0.0916666666666667">
            <text:p>0.09</text:p>
          </table:table-cell>
          <table:table-cell table:style-name="ce2" table:formula="of:=[.$C$3]*[.G331]" office:value-type="currency" office:currency="MXN" office:value="1375">
            <text:p>$1,37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28">
            <text:p>328</text:p>
          </table:table-cell>
          <table:table-cell table:formula="of:=([.$C$2]-[.F332])/[.$C$2]" office:value-type="float" office:value="0.0888888888888889">
            <text:p>0.09</text:p>
          </table:table-cell>
          <table:table-cell table:style-name="ce2" table:formula="of:=[.$C$3]*[.G332]" office:value-type="currency" office:currency="MXN" office:value="1333.33333333333">
            <text:p>$1,33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29">
            <text:p>329</text:p>
          </table:table-cell>
          <table:table-cell table:formula="of:=([.$C$2]-[.F333])/[.$C$2]" office:value-type="float" office:value="0.0861111111111111">
            <text:p>0.09</text:p>
          </table:table-cell>
          <table:table-cell table:style-name="ce2" table:formula="of:=[.$C$3]*[.G333]" office:value-type="currency" office:currency="MXN" office:value="1291.66666666667">
            <text:p>$1,29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30">
            <text:p>330</text:p>
          </table:table-cell>
          <table:table-cell table:formula="of:=([.$C$2]-[.F334])/[.$C$2]" office:value-type="float" office:value="0.0833333333333333">
            <text:p>0.08</text:p>
          </table:table-cell>
          <table:table-cell table:style-name="ce2" table:formula="of:=[.$C$3]*[.G334]" office:value-type="currency" office:currency="MXN" office:value="1250">
            <text:p>$1,25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31">
            <text:p>331</text:p>
          </table:table-cell>
          <table:table-cell table:formula="of:=([.$C$2]-[.F335])/[.$C$2]" office:value-type="float" office:value="0.0805555555555556">
            <text:p>0.08</text:p>
          </table:table-cell>
          <table:table-cell table:style-name="ce2" table:formula="of:=[.$C$3]*[.G335]" office:value-type="currency" office:currency="MXN" office:value="1208.33333333333">
            <text:p>$1,20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32">
            <text:p>332</text:p>
          </table:table-cell>
          <table:table-cell table:formula="of:=([.$C$2]-[.F336])/[.$C$2]" office:value-type="float" office:value="0.0777777777777778">
            <text:p>0.08</text:p>
          </table:table-cell>
          <table:table-cell table:style-name="ce2" table:formula="of:=[.$C$3]*[.G336]" office:value-type="currency" office:currency="MXN" office:value="1166.66666666667">
            <text:p>$1,16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33">
            <text:p>333</text:p>
          </table:table-cell>
          <table:table-cell table:formula="of:=([.$C$2]-[.F337])/[.$C$2]" office:value-type="float" office:value="0.075">
            <text:p>0.08</text:p>
          </table:table-cell>
          <table:table-cell table:style-name="ce2" table:formula="of:=[.$C$3]*[.G337]" office:value-type="currency" office:currency="MXN" office:value="1125">
            <text:p>$1,12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34">
            <text:p>334</text:p>
          </table:table-cell>
          <table:table-cell table:formula="of:=([.$C$2]-[.F338])/[.$C$2]" office:value-type="float" office:value="0.0722222222222222">
            <text:p>0.07</text:p>
          </table:table-cell>
          <table:table-cell table:style-name="ce2" table:formula="of:=[.$C$3]*[.G338]" office:value-type="currency" office:currency="MXN" office:value="1083.33333333333">
            <text:p>$1,08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35">
            <text:p>335</text:p>
          </table:table-cell>
          <table:table-cell table:formula="of:=([.$C$2]-[.F339])/[.$C$2]" office:value-type="float" office:value="0.0694444444444444">
            <text:p>0.07</text:p>
          </table:table-cell>
          <table:table-cell table:style-name="ce2" table:formula="of:=[.$C$3]*[.G339]" office:value-type="currency" office:currency="MXN" office:value="1041.66666666667">
            <text:p>$1,04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36">
            <text:p>336</text:p>
          </table:table-cell>
          <table:table-cell table:formula="of:=([.$C$2]-[.F340])/[.$C$2]" office:value-type="float" office:value="0.0666666666666667">
            <text:p>0.07</text:p>
          </table:table-cell>
          <table:table-cell table:style-name="ce2" table:formula="of:=[.$C$3]*[.G340]" office:value-type="currency" office:currency="MXN" office:value="1000">
            <text:p>$1,00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37">
            <text:p>337</text:p>
          </table:table-cell>
          <table:table-cell table:formula="of:=([.$C$2]-[.F341])/[.$C$2]" office:value-type="float" office:value="0.0638888888888889">
            <text:p>0.06</text:p>
          </table:table-cell>
          <table:table-cell table:style-name="ce2" table:formula="of:=[.$C$3]*[.G341]" office:value-type="currency" office:currency="MXN" office:value="958.333333333333">
            <text:p>$95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38">
            <text:p>338</text:p>
          </table:table-cell>
          <table:table-cell table:formula="of:=([.$C$2]-[.F342])/[.$C$2]" office:value-type="float" office:value="0.0611111111111111">
            <text:p>0.06</text:p>
          </table:table-cell>
          <table:table-cell table:style-name="ce2" table:formula="of:=[.$C$3]*[.G342]" office:value-type="currency" office:currency="MXN" office:value="916.666666666667">
            <text:p>$91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39">
            <text:p>339</text:p>
          </table:table-cell>
          <table:table-cell table:formula="of:=([.$C$2]-[.F343])/[.$C$2]" office:value-type="float" office:value="0.0583333333333333">
            <text:p>0.06</text:p>
          </table:table-cell>
          <table:table-cell table:style-name="ce2" table:formula="of:=[.$C$3]*[.G343]" office:value-type="currency" office:currency="MXN" office:value="875">
            <text:p>$87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40">
            <text:p>340</text:p>
          </table:table-cell>
          <table:table-cell table:formula="of:=([.$C$2]-[.F344])/[.$C$2]" office:value-type="float" office:value="0.0555555555555556">
            <text:p>0.06</text:p>
          </table:table-cell>
          <table:table-cell table:style-name="ce2" table:formula="of:=[.$C$3]*[.G344]" office:value-type="currency" office:currency="MXN" office:value="833.333333333333">
            <text:p>$83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41">
            <text:p>341</text:p>
          </table:table-cell>
          <table:table-cell table:formula="of:=([.$C$2]-[.F345])/[.$C$2]" office:value-type="float" office:value="0.0527777777777778">
            <text:p>0.05</text:p>
          </table:table-cell>
          <table:table-cell table:style-name="ce2" table:formula="of:=[.$C$3]*[.G345]" office:value-type="currency" office:currency="MXN" office:value="791.666666666667">
            <text:p>$79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42">
            <text:p>342</text:p>
          </table:table-cell>
          <table:table-cell table:formula="of:=([.$C$2]-[.F346])/[.$C$2]" office:value-type="float" office:value="0.05">
            <text:p>0.05</text:p>
          </table:table-cell>
          <table:table-cell table:style-name="ce2" table:formula="of:=[.$C$3]*[.G346]" office:value-type="currency" office:currency="MXN" office:value="750">
            <text:p>$75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43">
            <text:p>343</text:p>
          </table:table-cell>
          <table:table-cell table:formula="of:=([.$C$2]-[.F347])/[.$C$2]" office:value-type="float" office:value="0.0472222222222222">
            <text:p>0.05</text:p>
          </table:table-cell>
          <table:table-cell table:style-name="ce2" table:formula="of:=[.$C$3]*[.G347]" office:value-type="currency" office:currency="MXN" office:value="708.333333333333">
            <text:p>$70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44">
            <text:p>344</text:p>
          </table:table-cell>
          <table:table-cell table:formula="of:=([.$C$2]-[.F348])/[.$C$2]" office:value-type="float" office:value="0.0444444444444444">
            <text:p>0.04</text:p>
          </table:table-cell>
          <table:table-cell table:style-name="ce2" table:formula="of:=[.$C$3]*[.G348]" office:value-type="currency" office:currency="MXN" office:value="666.666666666667">
            <text:p>$66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45">
            <text:p>345</text:p>
          </table:table-cell>
          <table:table-cell table:formula="of:=([.$C$2]-[.F349])/[.$C$2]" office:value-type="float" office:value="0.0416666666666667">
            <text:p>0.04</text:p>
          </table:table-cell>
          <table:table-cell table:style-name="ce2" table:formula="of:=[.$C$3]*[.G349]" office:value-type="currency" office:currency="MXN" office:value="625">
            <text:p>$62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46">
            <text:p>346</text:p>
          </table:table-cell>
          <table:table-cell table:formula="of:=([.$C$2]-[.F350])/[.$C$2]" office:value-type="float" office:value="0.0388888888888889">
            <text:p>0.04</text:p>
          </table:table-cell>
          <table:table-cell table:style-name="ce2" table:formula="of:=[.$C$3]*[.G350]" office:value-type="currency" office:currency="MXN" office:value="583.333333333333">
            <text:p>$58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47">
            <text:p>347</text:p>
          </table:table-cell>
          <table:table-cell table:formula="of:=([.$C$2]-[.F351])/[.$C$2]" office:value-type="float" office:value="0.0361111111111111">
            <text:p>0.04</text:p>
          </table:table-cell>
          <table:table-cell table:style-name="ce2" table:formula="of:=[.$C$3]*[.G351]" office:value-type="currency" office:currency="MXN" office:value="541.666666666667">
            <text:p>$54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48">
            <text:p>348</text:p>
          </table:table-cell>
          <table:table-cell table:formula="of:=([.$C$2]-[.F352])/[.$C$2]" office:value-type="float" office:value="0.0333333333333333">
            <text:p>0.03</text:p>
          </table:table-cell>
          <table:table-cell table:style-name="ce2" table:formula="of:=[.$C$3]*[.G352]" office:value-type="currency" office:currency="MXN" office:value="500">
            <text:p>$50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49">
            <text:p>349</text:p>
          </table:table-cell>
          <table:table-cell table:formula="of:=([.$C$2]-[.F353])/[.$C$2]" office:value-type="float" office:value="0.0305555555555556">
            <text:p>0.03</text:p>
          </table:table-cell>
          <table:table-cell table:style-name="ce2" table:formula="of:=[.$C$3]*[.G353]" office:value-type="currency" office:currency="MXN" office:value="458.333333333333">
            <text:p>$45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50">
            <text:p>350</text:p>
          </table:table-cell>
          <table:table-cell table:formula="of:=([.$C$2]-[.F354])/[.$C$2]" office:value-type="float" office:value="0.0277777777777778">
            <text:p>0.03</text:p>
          </table:table-cell>
          <table:table-cell table:style-name="ce2" table:formula="of:=[.$C$3]*[.G354]" office:value-type="currency" office:currency="MXN" office:value="416.666666666667">
            <text:p>$416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51">
            <text:p>351</text:p>
          </table:table-cell>
          <table:table-cell table:formula="of:=([.$C$2]-[.F355])/[.$C$2]" office:value-type="float" office:value="0.025">
            <text:p>0.03</text:p>
          </table:table-cell>
          <table:table-cell table:style-name="ce2" table:formula="of:=[.$C$3]*[.G355]" office:value-type="currency" office:currency="MXN" office:value="375">
            <text:p>$375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52">
            <text:p>352</text:p>
          </table:table-cell>
          <table:table-cell table:formula="of:=([.$C$2]-[.F356])/[.$C$2]" office:value-type="float" office:value="0.0222222222222222">
            <text:p>0.02</text:p>
          </table:table-cell>
          <table:table-cell table:style-name="ce2" table:formula="of:=[.$C$3]*[.G356]" office:value-type="currency" office:currency="MXN" office:value="333.333333333333">
            <text:p>$333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53">
            <text:p>353</text:p>
          </table:table-cell>
          <table:table-cell table:formula="of:=([.$C$2]-[.F357])/[.$C$2]" office:value-type="float" office:value="0.0194444444444444">
            <text:p>0.02</text:p>
          </table:table-cell>
          <table:table-cell table:style-name="ce2" table:formula="of:=[.$C$3]*[.G357]" office:value-type="currency" office:currency="MXN" office:value="291.666666666667">
            <text:p>$291.67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54">
            <text:p>354</text:p>
          </table:table-cell>
          <table:table-cell table:formula="of:=([.$C$2]-[.F358])/[.$C$2]" office:value-type="float" office:value="0.0166666666666667">
            <text:p>0.02</text:p>
          </table:table-cell>
          <table:table-cell table:style-name="ce2" table:formula="of:=[.$C$3]*[.G358]" office:value-type="currency" office:currency="MXN" office:value="250">
            <text:p>$25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55">
            <text:p>355</text:p>
          </table:table-cell>
          <table:table-cell table:formula="of:=([.$C$2]-[.F359])/[.$C$2]" office:value-type="float" office:value="0.0138888888888889">
            <text:p>0.01</text:p>
          </table:table-cell>
          <table:table-cell table:style-name="ce2" table:formula="of:=[.$C$3]*[.G359]" office:value-type="currency" office:currency="MXN" office:value="208.333333333333">
            <text:p>$208.3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356">
            <text:p>356</text:p>
          </table:table-cell>
          <table:table-cell table:formula="of:=([.$C$2]-[.F360])/[.$C$2]" office:value-type="float" office:value="0.0111111111111111">
            <text:p>0.01</text:p>
          </table:table-cell>
          <table:table-cell table:style-name="ce2" table:formula="of:=[.$C$3]*[.G360]" office:value-type="currency" office:currency="MXN" office:value="166.666666666667">
            <text:p>$166.6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57">
            <text:p>357</text:p>
          </table:table-cell>
          <table:table-cell table:formula="of:=([.$C$2]-[.F361])/[.$C$2]" office:value-type="float" office:value="0.00833333333333333">
            <text:p>0.01</text:p>
          </table:table-cell>
          <table:table-cell table:style-name="ce2" table:formula="of:=[.$C$3]*[.G361]" office:value-type="currency" office:currency="MXN" office:value="125">
            <text:p>$125.0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58">
            <text:p>358</text:p>
          </table:table-cell>
          <table:table-cell table:formula="of:=([.$C$2]-[.F362])/[.$C$2]" office:value-type="float" office:value="0.00555555555555556">
            <text:p>0.01</text:p>
          </table:table-cell>
          <table:table-cell table:style-name="ce2" table:formula="of:=[.$C$3]*[.G362]" office:value-type="currency" office:currency="MXN" office:value="83.3333333333333">
            <text:p>$83.3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59">
            <text:p>359</text:p>
          </table:table-cell>
          <table:table-cell table:formula="of:=([.$C$2]-[.F363])/[.$C$2]" office:value-type="float" office:value="0.00277777777777778">
            <text:p>0.00</text:p>
          </table:table-cell>
          <table:table-cell table:style-name="ce2" table:formula="of:=[.$C$3]*[.G363]" office:value-type="currency" office:currency="MXN" office:value="41.6666666666667">
            <text:p>$41.6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60">
            <text:p>360</text:p>
          </table:table-cell>
          <table:table-cell table:formula="of:=([.$C$2]-[.F364])/[.$C$2]" office:value-type="float" office:value="0">
            <text:p>0.00</text:p>
          </table:table-cell>
          <table:table-cell table:style-name="ce2" table:formula="of:=[.$C$3]*[.G364]" office:value-type="currency" office:currency="MXN" office:value="0">
            <text:p>$0.00</text:p>
          </table:table-cell>
          <table:table-cell table:number-columns-repeated="4"/>
        </table:table-row>
        <table:table-row table:style-name="ro1" table:number-rows-repeated="104821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" table:number-columns-repeated="2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ce2"/>
        <table:table-column table:style-name="co1" table:default-cell-style-name="ce2"/>
        <table:table-column table:style-name="co1" table:number-columns-repeated="2" table:default-cell-style-name="Default"/>
        <table:table-column table:style-name="co8" table:default-cell-style-name="ce8"/>
        <table:table-column table:style-name="co9" table:default-cell-style-name="ce2"/>
        <table:table-column table:style-name="co1" table:number-columns-repeated="1014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table-cell office:value-type="string">
            <text:p>Fecha Actual</text:p>
          </table:table-cell>
          <table:table-cell office:value-type="date" office:date-value="2010-04-20">
            <text:p>20/04/1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6" table:number-columns-repeated="2"/>
          <table:table-cell table:style-name="ce6" office:value-type="string">
            <text:p>Inicio vigencia</text:p>
          </table:table-cell>
          <table:table-cell table:style-name="ce6" office:value-type="string">
            <text:p>Termino vigencia</text:p>
          </table:table-cell>
          <table:table-cell table:style-name="ce6" office:value-type="string">
            <text:p>Prima Neta emitida</text:p>
          </table:table-cell>
          <table:table-cell table:style-name="ce6" office:value-type="string">
            <text:p>Suma Asegurada</text:p>
          </table:table-cell>
          <table:table-cell table:style-name="ce6" office:value-type="string">
            <text:p>Tiempo Transcurrido</text:p>
          </table:table-cell>
          <table:table-cell table:style-name="ce6" office:value-type="string">
            <text:p>Tiempo Restante</text:p>
          </table:table-cell>
          <table:table-cell table:style-name="ce6" office:value-type="string">
            <text:p>Factor de prima no devengada</text:p>
          </table:table-cell>
          <table:table-cell table:style-name="ce6" office:value-type="string">
            <text:p>Prima no Devengada</text:p>
          </table:table-cell>
          <table:table-cell table:style-name="ce6" table:number-columns-repeated="1014"/>
        </table:table-row>
        <table:table-row table:style-name="ro1">
          <table:table-cell/>
          <table:table-cell office:value-type="string">
            <text:p>Poliza 1</text:p>
          </table:table-cell>
          <table:table-cell office:value-type="date" office:date-value="2009-07-01">
            <text:p>01/07/09</text:p>
          </table:table-cell>
          <table:table-cell table:formula="of:=[.C5]+365" office:value-type="date" office:date-value="2010-07-01">
            <text:p>01/07/10</text:p>
          </table:table-cell>
          <table:table-cell table:formula="of:=12000+RAND()*6000" office:value-type="currency" office:currency="MXN" office:value="14608.2953056321">
            <text:p>$14,608.30</text:p>
          </table:table-cell>
          <table:table-cell table:formula="of:=350000+RAND()*20000" office:value-type="currency" office:currency="MXN" office:value="368368.86853911">
            <text:p>$368,368.87</text:p>
          </table:table-cell>
          <table:table-cell table:formula="of:=[.$C$2]-[.C5]" office:value-type="float" office:value="293">
            <text:p>293</text:p>
          </table:table-cell>
          <table:table-cell table:formula="of:=365-[.G5]" office:value-type="float" office:value="72">
            <text:p>72</text:p>
          </table:table-cell>
          <table:table-cell table:formula="of:=[.H5]/365" office:value-type="float" office:value="0.197260273972603">
            <text:p>0.197</text:p>
          </table:table-cell>
          <table:table-cell table:formula="of:=[.I5]*[.E5]" office:value-type="currency" office:currency="MXN" office:value="2881.63633426167">
            <text:p>$2,881.64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Poliza 2</text:p>
          </table:table-cell>
          <table:table-cell office:value-type="date" office:date-value="2009-04-26">
            <text:p>26/04/09</text:p>
          </table:table-cell>
          <table:table-cell table:formula="of:=[.C6]+365" office:value-type="date" office:date-value="2010-04-26">
            <text:p>26/04/10</text:p>
          </table:table-cell>
          <table:table-cell table:formula="of:=12000+RAND()*6000" office:value-type="currency" office:currency="MXN" office:value="17089.5214760676">
            <text:p>$17,089.52</text:p>
          </table:table-cell>
          <table:table-cell table:formula="of:=350000+RAND()*20000" office:value-type="currency" office:currency="MXN" office:value="367463.496224955">
            <text:p>$367,463.50</text:p>
          </table:table-cell>
          <table:table-cell table:formula="of:=[.$C$2]-[.C6]" office:value-type="float" office:value="359">
            <text:p>359</text:p>
          </table:table-cell>
          <table:table-cell table:formula="of:=365-[.G6]" office:value-type="float" office:value="6">
            <text:p>6</text:p>
          </table:table-cell>
          <table:table-cell table:formula="of:=[.H6]/365" office:value-type="float" office:value="0.0164383561643836">
            <text:p>0.016</text:p>
          </table:table-cell>
          <table:table-cell table:formula="of:=[.I6]*[.E6]" office:value-type="currency" office:currency="MXN" office:value="280.923640702481">
            <text:p>$280.92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Poliza 3</text:p>
          </table:table-cell>
          <table:table-cell office:value-type="date" office:date-value="2009-05-14">
            <text:p>14/05/09</text:p>
          </table:table-cell>
          <table:table-cell table:formula="of:=[.C7]+365" office:value-type="date" office:date-value="2010-05-14">
            <text:p>14/05/10</text:p>
          </table:table-cell>
          <table:table-cell table:formula="of:=12000+RAND()*6000" office:value-type="currency" office:currency="MXN" office:value="17791.5446441621">
            <text:p>$17,791.54</text:p>
          </table:table-cell>
          <table:table-cell table:formula="of:=350000+RAND()*20000" office:value-type="currency" office:currency="MXN" office:value="366317.435102537">
            <text:p>$366,317.44</text:p>
          </table:table-cell>
          <table:table-cell table:formula="of:=[.$C$2]-[.C7]" office:value-type="float" office:value="341">
            <text:p>341</text:p>
          </table:table-cell>
          <table:table-cell table:formula="of:=365-[.G7]" office:value-type="float" office:value="24">
            <text:p>24</text:p>
          </table:table-cell>
          <table:table-cell table:formula="of:=[.H7]/365" office:value-type="float" office:value="0.0657534246575342">
            <text:p>0.066</text:p>
          </table:table-cell>
          <table:table-cell table:formula="of:=[.I7]*[.E7]" office:value-type="currency" office:currency="MXN" office:value="1169.85499030107">
            <text:p>$1,169.85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Poliza 4</text:p>
          </table:table-cell>
          <table:table-cell office:value-type="date" office:date-value="2009-06-04">
            <text:p>04/06/09</text:p>
          </table:table-cell>
          <table:table-cell table:formula="of:=[.C8]+365" office:value-type="date" office:date-value="2010-06-04">
            <text:p>04/06/10</text:p>
          </table:table-cell>
          <table:table-cell table:formula="of:=12000+RAND()*6000" office:value-type="currency" office:currency="MXN" office:value="14684.1957382858">
            <text:p>$14,684.20</text:p>
          </table:table-cell>
          <table:table-cell table:formula="of:=350000+RAND()*20000" office:value-type="currency" office:currency="MXN" office:value="351004.551863298">
            <text:p>$351,004.55</text:p>
          </table:table-cell>
          <table:table-cell table:formula="of:=[.$C$2]-[.C8]" office:value-type="float" office:value="320">
            <text:p>320</text:p>
          </table:table-cell>
          <table:table-cell table:formula="of:=365-[.G8]" office:value-type="float" office:value="45">
            <text:p>45</text:p>
          </table:table-cell>
          <table:table-cell table:formula="of:=[.H8]/365" office:value-type="float" office:value="0.123287671232877">
            <text:p>0.123</text:p>
          </table:table-cell>
          <table:table-cell table:formula="of:=[.I8]*[.E8]" office:value-type="currency" office:currency="MXN" office:value="1810.38029650099">
            <text:p>$1,810.38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Poliza 5</text:p>
          </table:table-cell>
          <table:table-cell office:value-type="date" office:date-value="2009-07-29">
            <text:p>29/07/09</text:p>
          </table:table-cell>
          <table:table-cell table:formula="of:=[.C9]+365" office:value-type="date" office:date-value="2010-07-29">
            <text:p>29/07/10</text:p>
          </table:table-cell>
          <table:table-cell table:formula="of:=12000+RAND()*6000" office:value-type="currency" office:currency="MXN" office:value="14110.5876769871">
            <text:p>$14,110.59</text:p>
          </table:table-cell>
          <table:table-cell table:formula="of:=350000+RAND()*20000" office:value-type="currency" office:currency="MXN" office:value="359894.389081746">
            <text:p>$359,894.39</text:p>
          </table:table-cell>
          <table:table-cell table:formula="of:=[.$C$2]-[.C9]" office:value-type="float" office:value="265">
            <text:p>265</text:p>
          </table:table-cell>
          <table:table-cell table:formula="of:=365-[.G9]" office:value-type="float" office:value="100">
            <text:p>100</text:p>
          </table:table-cell>
          <table:table-cell table:formula="of:=[.H9]/365" office:value-type="float" office:value="0.273972602739726">
            <text:p>0.274</text:p>
          </table:table-cell>
          <table:table-cell table:formula="of:=[.I9]*[.E9]" office:value-type="currency" office:currency="MXN" office:value="3865.91443205125">
            <text:p>$3,865.91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Poliza 6</text:p>
          </table:table-cell>
          <table:table-cell office:value-type="date" office:date-value="2009-08-15">
            <text:p>15/08/09</text:p>
          </table:table-cell>
          <table:table-cell table:formula="of:=[.C10]+365" office:value-type="date" office:date-value="2010-08-15">
            <text:p>15/08/10</text:p>
          </table:table-cell>
          <table:table-cell table:formula="of:=12000+RAND()*6000" office:value-type="currency" office:currency="MXN" office:value="15969.2954979837">
            <text:p>$15,969.30</text:p>
          </table:table-cell>
          <table:table-cell table:formula="of:=350000+RAND()*20000" office:value-type="currency" office:currency="MXN" office:value="353320.396076888">
            <text:p>$353,320.40</text:p>
          </table:table-cell>
          <table:table-cell table:formula="of:=[.$C$2]-[.C10]" office:value-type="float" office:value="248">
            <text:p>248</text:p>
          </table:table-cell>
          <table:table-cell table:formula="of:=365-[.G10]" office:value-type="float" office:value="117">
            <text:p>117</text:p>
          </table:table-cell>
          <table:table-cell table:formula="of:=[.H10]/365" office:value-type="float" office:value="0.320547945205479">
            <text:p>0.321</text:p>
          </table:table-cell>
          <table:table-cell table:formula="of:=[.I10]*[.E10]" office:value-type="currency" office:currency="MXN" office:value="5118.92485825779">
            <text:p>$5,118.92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Poliza 7</text:p>
          </table:table-cell>
          <table:table-cell office:value-type="date" office:date-value="2009-09-15">
            <text:p>15/09/09</text:p>
          </table:table-cell>
          <table:table-cell table:formula="of:=[.C11]+365" office:value-type="date" office:date-value="2010-09-15">
            <text:p>15/09/10</text:p>
          </table:table-cell>
          <table:table-cell table:formula="of:=12000+RAND()*6000" office:value-type="currency" office:currency="MXN" office:value="16620.6718487665">
            <text:p>$16,620.67</text:p>
          </table:table-cell>
          <table:table-cell table:formula="of:=350000+RAND()*20000" office:value-type="currency" office:currency="MXN" office:value="356497.11728096">
            <text:p>$356,497.12</text:p>
          </table:table-cell>
          <table:table-cell table:formula="of:=[.$C$2]-[.C11]" office:value-type="float" office:value="217">
            <text:p>217</text:p>
          </table:table-cell>
          <table:table-cell table:formula="of:=365-[.G11]" office:value-type="float" office:value="148">
            <text:p>148</text:p>
          </table:table-cell>
          <table:table-cell table:formula="of:=[.H11]/365" office:value-type="float" office:value="0.405479452054794">
            <text:p>0.405</text:p>
          </table:table-cell>
          <table:table-cell table:formula="of:=[.I11]*[.E11]" office:value-type="currency" office:currency="MXN" office:value="6739.34091402039">
            <text:p>$6,739.34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Poliza 8</text:p>
          </table:table-cell>
          <table:table-cell office:value-type="date" office:date-value="2009-11-26">
            <text:p>26/11/09</text:p>
          </table:table-cell>
          <table:table-cell table:formula="of:=[.C12]+365" office:value-type="date" office:date-value="2010-11-26">
            <text:p>26/11/10</text:p>
          </table:table-cell>
          <table:table-cell table:formula="of:=12000+RAND()*6000" office:value-type="currency" office:currency="MXN" office:value="12836.1876988783">
            <text:p>$12,836.19</text:p>
          </table:table-cell>
          <table:table-cell table:formula="of:=350000+RAND()*20000" office:value-type="currency" office:currency="MXN" office:value="359835.62069945">
            <text:p>$359,835.62</text:p>
          </table:table-cell>
          <table:table-cell table:formula="of:=[.$C$2]-[.C12]" office:value-type="float" office:value="145">
            <text:p>145</text:p>
          </table:table-cell>
          <table:table-cell table:formula="of:=365-[.G12]" office:value-type="float" office:value="220">
            <text:p>220</text:p>
          </table:table-cell>
          <table:table-cell table:formula="of:=[.H12]/365" office:value-type="float" office:value="0.602739726027397">
            <text:p>0.603</text:p>
          </table:table-cell>
          <table:table-cell table:formula="of:=[.I12]*[.E12]" office:value-type="currency" office:currency="MXN" office:value="7736.88025685818">
            <text:p>$7,736.88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Poliza 9</text:p>
          </table:table-cell>
          <table:table-cell office:value-type="date" office:date-value="2009-11-01">
            <text:p>01/11/09</text:p>
          </table:table-cell>
          <table:table-cell table:formula="of:=[.C13]+365" office:value-type="date" office:date-value="2010-11-01">
            <text:p>01/11/10</text:p>
          </table:table-cell>
          <table:table-cell table:formula="of:=12000+RAND()*6000" office:value-type="currency" office:currency="MXN" office:value="13240.9147499129">
            <text:p>$13,240.91</text:p>
          </table:table-cell>
          <table:table-cell table:formula="of:=350000+RAND()*20000" office:value-type="currency" office:currency="MXN" office:value="368190.460810438">
            <text:p>$368,190.46</text:p>
          </table:table-cell>
          <table:table-cell table:formula="of:=[.$C$2]-[.C13]" office:value-type="float" office:value="170">
            <text:p>170</text:p>
          </table:table-cell>
          <table:table-cell table:formula="of:=365-[.G13]" office:value-type="float" office:value="195">
            <text:p>195</text:p>
          </table:table-cell>
          <table:table-cell table:formula="of:=[.H13]/365" office:value-type="float" office:value="0.534246575342466">
            <text:p>0.534</text:p>
          </table:table-cell>
          <table:table-cell table:formula="of:=[.I13]*[.E13]" office:value-type="currency" office:currency="MXN" office:value="7073.91335954252">
            <text:p>$7,073.91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Poliza 10</text:p>
          </table:table-cell>
          <table:table-cell office:value-type="date" office:date-value="2009-12-16">
            <text:p>16/12/09</text:p>
          </table:table-cell>
          <table:table-cell table:formula="of:=[.C14]+365" office:value-type="date" office:date-value="2010-12-16">
            <text:p>16/12/10</text:p>
          </table:table-cell>
          <table:table-cell table:formula="of:=12000+RAND()*6000" office:value-type="currency" office:currency="MXN" office:value="13891.9422514737">
            <text:p>$13,891.94</text:p>
          </table:table-cell>
          <table:table-cell table:formula="of:=350000+RAND()*20000" office:value-type="currency" office:currency="MXN" office:value="356961.386175826">
            <text:p>$356,961.39</text:p>
          </table:table-cell>
          <table:table-cell table:formula="of:=[.$C$2]-[.C14]" office:value-type="float" office:value="125">
            <text:p>125</text:p>
          </table:table-cell>
          <table:table-cell table:formula="of:=365-[.G14]" office:value-type="float" office:value="240">
            <text:p>240</text:p>
          </table:table-cell>
          <table:table-cell table:formula="of:=[.H14]/365" office:value-type="float" office:value="0.657534246575342">
            <text:p>0.658</text:p>
          </table:table-cell>
          <table:table-cell table:formula="of:=[.I14]*[.E14]" office:value-type="currency" office:currency="MXN" office:value="9134.4277817909">
            <text:p>$9,134.43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office:value-type="string">
            <text:p>RRC</text:p>
          </table:table-cell>
          <table:table-cell table:style-name="Default" table:formula="of:=SUM([.J5:.J14])" office:value-type="currency" office:currency="MXN" office:value="45812.1968642872">
            <text:p>$45,812.20</text:p>
          </table:table-cell>
          <table:table-cell table:number-columns-repeated="101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2.C5:Sheet2.C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6" number:min-integer-digits="1"/>
    </number:number-style>
    <number:number-style style:name="N108">
      <number:number number:decimal-places="17" number:min-integer-digits="1"/>
    </number:number-style>
    <number:number-style style:name="N109">
      <number:number number:decimal-places="18" number:min-integer-digits="1"/>
    </number:number-style>
    <number:number-style style:name="N110">
      <number:number number:decimal-places="19" number:min-integer-digits="1"/>
    </number:number-style>
    <number:number-style style:name="N111">
      <number:number number:decimal-places="1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12" number:min-integer-digits="1"/>
    </number:number-style>
    <number:number-style style:name="N114">
      <number:number number:decimal-places="13" number:min-integer-digits="1"/>
    </number:number-style>
    <number:number-style style:name="N115">
      <number:number number:decimal-places="14" number:min-integer-digits="1"/>
    </number:number-style>
    <number:number-style style:name="N116">
      <number:number number:decimal-places="15" number:min-integer-digits="1"/>
    </number:number-style>
    <number:number-style style:name="N117">
      <number:number number:decimal-places="11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9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3">23/04/2010</text:date>, <text:time>14:3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23T13:14:19</meta:creation-date>
    <dc:date>2010-04-23T14:37:31</dc:date>
    <meta:editing-duration>PT00H30M37S</meta:editing-duration>
    <meta:editing-cycles>3</meta:editing-cycles>
    <meta:generator>OpenOffice.org/3.2$Unix OpenOffice.org_project/320m12$Build-9483</meta:generator>
    <meta:document-statistic meta:table-count="3" meta:cell-count="1225" meta:object-count="0"/>
  </office:meta>
</office:document-meta>
</file>